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Non-trainable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Backtranslati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-fold</text:p>
          </table:table-cell>
          <table:table-cell table:number-columns-repeated="5"/>
          <table:table-cell office:value-type="string" calcext:value-type="string">
            <text:p>2-fold</text:p>
          </table:table-cell>
          <table:table-cell table:number-columns-repeated="5"/>
          <table:table-cell office:value-type="string" calcext:value-type="string">
            <text:p>3-fold</text:p>
          </table:table-cell>
          <table:table-cell table:number-columns-repeated="5"/>
          <table:table-cell office:value-type="string" calcext:value-type="string">
            <text:p>4-fold</text:p>
          </table:table-cell>
          <table:table-cell table:number-columns-repeated="5"/>
          <table:table-cell office:value-type="string" calcext:value-type="string">
            <text:p>5-fold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  <table:table-cell office:value-type="float" office:value="1806" calcext:value-type="float">
            <text:p>1806</text:p>
          </table:table-cell>
          <table:table-cell/>
          <table:table-cell table:style-name="ce1" office:value-type="string" calcext:value-type="string">
            <text:p>0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table:formula="of:=([.B4]+[.H4]+[.N4]+[.T4]+[.Z4])/5" office:value-type="float" office:value="0.688" calcext:value-type="float">
            <text:p>0.688</text:p>
          </table:table-cell>
          <table:table-cell table:formula="of:=([.C4]+[.I4]+[.O4]+[.U4]+[.AA4])/5" office:value-type="float" office:value="0.724" calcext:value-type="float">
            <text:p>0.724</text:p>
          </table:table-cell>
          <table:table-cell table:formula="of:=([.D4]+[.J4]+[.P4]+[.V4]+[.AB4])/5" office:value-type="float" office:value="0.7" calcext:value-type="float">
            <text:p>0.7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 office:value-type="float" office:value="1776" calcext:value-type="float">
            <text:p>1776</text:p>
          </table:table-cell>
          <table:table-cell/>
          <table:table-cell table:style-name="ce1" office:value-type="string" calcext:value-type="string">
            <text:p>1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formula="of:=([.B5]+[.H5]+[.N5]+[.T5]+[.Z5])/5" office:value-type="float" office:value="0.706" calcext:value-type="float">
            <text:p>0.706</text:p>
          </table:table-cell>
          <table:table-cell table:formula="of:=([.C5]+[.I5]+[.O5]+[.U5]+[.AA5])/5" office:value-type="float" office:value="0.726" calcext:value-type="float">
            <text:p>0.726</text:p>
          </table:table-cell>
          <table:table-cell table:formula="of:=([.D5]+[.J5]+[.P5]+[.V5]+[.AB5])/5" office:value-type="float" office:value="0.714" calcext:value-type="float">
            <text:p>0.714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63" calcext:value-type="float">
            <text:p>0.63</text:p>
          </table:table-cell>
          <table:table-cell office:value-type="float" office:value="0.76" calcext:value-type="float">
            <text:p>0.76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1" office:value-type="string" calcext:value-type="string">
            <text:p>2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table:formula="of:=([.B6]+[.H6]+[.N6]+[.T6]+[.Z6])/5" office:value-type="float" office:value="0.936" calcext:value-type="float">
            <text:p>0.936</text:p>
          </table:table-cell>
          <table:table-cell table:formula="of:=([.C6]+[.I6]+[.O6]+[.U6]+[.AA6])/5" office:value-type="float" office:value="0.892" calcext:value-type="float">
            <text:p>0.892</text:p>
          </table:table-cell>
          <table:table-cell table:formula="of:=([.D6]+[.J6]+[.P6]+[.V6]+[.AB6])/5" office:value-type="float" office:value="0.904" calcext:value-type="float">
            <text:p>0.90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1" office:value-type="string" calcext:value-type="string">
            <text:p>3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3</text:p>
          </table:table-cell>
          <table:table-cell table:formula="of:=([.B7]+[.H7]+[.N7]+[.T7]+[.Z7])/5" office:value-type="float" office:value="0.912" calcext:value-type="float">
            <text:p>0.912</text:p>
          </table:table-cell>
          <table:table-cell table:formula="of:=([.C7]+[.I7]+[.O7]+[.U7]+[.AA7])/5" office:value-type="float" office:value="0.882" calcext:value-type="float">
            <text:p>0.882</text:p>
          </table:table-cell>
          <table:table-cell table:formula="of:=([.D7]+[.J7]+[.P7]+[.V7]+[.AB7])/5" office:value-type="float" office:value="0.886" calcext:value-type="float">
            <text:p>0.88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.97" calcext:value-type="float">
            <text:p>0.97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1560" calcext:value-type="float">
            <text:p>1560</text:p>
          </table:table-cell>
          <table:table-cell/>
          <table:table-cell table:style-name="ce1" office:value-type="string" calcext:value-type="string">
            <text:p>4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table:formula="of:=([.B8]+[.H8]+[.N8]+[.T8]+[.Z8])/5" office:value-type="float" office:value="0.942" calcext:value-type="float">
            <text:p>0.942</text:p>
          </table:table-cell>
          <table:table-cell table:formula="of:=([.C8]+[.I8]+[.O8]+[.U8]+[.AA8])/5" office:value-type="float" office:value="0.898" calcext:value-type="float">
            <text:p>0.898</text:p>
          </table:table-cell>
          <table:table-cell table:formula="of:=([.D8]+[.J8]+[.P8]+[.V8]+[.AB8])/5" office:value-type="float" office:value="0.916" calcext:value-type="float">
            <text:p>0.916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94" calcext:value-type="float">
            <text:p>0.94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1644" calcext:value-type="float">
            <text:p>1644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59" calcext:value-type="float">
            <text:p>0.59</text:p>
          </table:table-cell>
          <table:table-cell office:value-type="float" office:value="0.85" calcext:value-type="float">
            <text:p>0.85</text:p>
          </table:table-cell>
          <table:table-cell office:value-type="float" office:value="0.69" calcext:value-type="float">
            <text:p>0.69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table:formula="of:=([.B9]+[.H9]+[.N9]+[.T9]+[.Z9])/5" office:value-type="float" office:value="0.87" calcext:value-type="float">
            <text:p>0.87</text:p>
          </table:table-cell>
          <table:table-cell table:formula="of:=([.C9]+[.I9]+[.O9]+[.U9]+[.AA9])/5" office:value-type="float" office:value="0.794" calcext:value-type="float">
            <text:p>0.794</text:p>
          </table:table-cell>
          <table:table-cell table:formula="of:=([.D9]+[.J9]+[.P9]+[.V9]+[.AB9])/5" office:value-type="float" office:value="0.818" calcext:value-type="float">
            <text:p>0.818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1728" calcext:value-type="float">
            <text:p>1728</text:p>
          </table:table-cell>
          <table:table-cell/>
          <table:table-cell table:style-name="ce1" office:value-type="string" calcext:value-type="string">
            <text:p>6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2" calcext:value-type="float">
            <text:p>0.82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1" calcext:value-type="float">
            <text:p>0.81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table:formula="of:=([.B10]+[.H10]+[.N10]+[.T10]+[.Z10])/5" office:value-type="float" office:value="0.83" calcext:value-type="float">
            <text:p>0.83</text:p>
          </table:table-cell>
          <table:table-cell table:formula="of:=([.C10]+[.I10]+[.O10]+[.U10]+[.AA10])/5" office:value-type="float" office:value="0.92" calcext:value-type="float">
            <text:p>0.92</text:p>
          </table:table-cell>
          <table:table-cell table:formula="of:=([.D10]+[.J10]+[.P10]+[.V10]+[.AB10])/5" office:value-type="float" office:value="0.868" calcext:value-type="float">
            <text:p>0.868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1" office:value-type="string" calcext:value-type="string">
            <text:p>7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64" calcext:value-type="float">
            <text:p>0.64</text:p>
          </table:table-cell>
          <table:table-cell office:value-type="float" office:value="0.51" calcext:value-type="float">
            <text:p>0.51</text:p>
          </table:table-cell>
          <table:table-cell office:value-type="float" office:value="0.57" calcext:value-type="float">
            <text:p>0.57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table:formula="of:=([.B11]+[.H11]+[.N11]+[.T11]+[.Z11])/5" office:value-type="float" office:value="0.538" calcext:value-type="float">
            <text:p>0.538</text:p>
          </table:table-cell>
          <table:table-cell table:formula="of:=([.C11]+[.I11]+[.O11]+[.U11]+[.AA11])/5" office:value-type="float" office:value="0.46" calcext:value-type="float">
            <text:p>0.46</text:p>
          </table:table-cell>
          <table:table-cell table:formula="of:=([.D11]+[.J11]+[.P11]+[.V11]+[.AB11])/5" office:value-type="float" office:value="0.494" calcext:value-type="float">
            <text:p>0.49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57" calcext:value-type="float">
            <text:p>0.57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1" office:value-type="string" calcext:value-type="string">
            <text:p>8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0.63" calcext:value-type="float">
            <text:p>0.6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table:number-columns-repeated="3" office:value-type="float" office:value="0.66" calcext:value-type="float">
            <text:p>0.66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table:formula="of:=([.B12]+[.H12]+[.N12]+[.T12]+[.Z12])/5" office:value-type="float" office:value="0.644" calcext:value-type="float">
            <text:p>0.644</text:p>
          </table:table-cell>
          <table:table-cell table:formula="of:=([.C12]+[.I12]+[.O12]+[.U12]+[.AA12])/5" office:value-type="float" office:value="0.636" calcext:value-type="float">
            <text:p>0.636</text:p>
          </table:table-cell>
          <table:table-cell table:formula="of:=([.D12]+[.J12]+[.P12]+[.V12]+[.AB12])/5" office:value-type="float" office:value="0.636" calcext:value-type="float">
            <text:p>0.63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0.96" calcext:value-type="float">
            <text:p>0.96</text:p>
          </table:table-cell>
          <table:table-cell office:value-type="float" office:value="0.57" calcext:value-type="float">
            <text:p>0.57</text:p>
          </table:table-cell>
          <table:table-cell office:value-type="float" office:value="0.72" calcext:value-type="float">
            <text:p>0.72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1" office:value-type="string" calcext:value-type="string">
            <text:p>9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89" calcext:value-type="float">
            <text:p>0.8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table:formula="of:=([.B13]+[.H13]+[.N13]+[.T13]+[.Z13])/5" office:value-type="float" office:value="0.914" calcext:value-type="float">
            <text:p>0.914</text:p>
          </table:table-cell>
          <table:table-cell table:formula="of:=([.C13]+[.I13]+[.O13]+[.U13]+[.AA13])/5" office:value-type="float" office:value="0.866" calcext:value-type="float">
            <text:p>0.866</text:p>
          </table:table-cell>
          <table:table-cell table:formula="of:=([.D13]+[.J13]+[.P13]+[.V13]+[.AB13])/5" office:value-type="float" office:value="0.88" calcext:value-type="float">
            <text:p>0.88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96" calcext:value-type="float">
            <text:p>0.96</text:p>
          </table:table-cell>
          <table:table-cell office:value-type="float" office:value="0.6" calcext:value-type="float">
            <text:p>0.6</text:p>
          </table:table-cell>
          <table:table-cell office:value-type="float" office:value="0.74" calcext:value-type="float">
            <text:p>0.74</text:p>
          </table:table-cell>
          <table:table-cell office:value-type="float" office:value="2187" calcext:value-type="float">
            <text:p>2187</text:p>
          </table:table-cell>
          <table:table-cell/>
          <table:table-cell table:style-name="ce1" office:value-type="string" calcext:value-type="string">
            <text:p>10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0.54" calcext:value-type="float">
            <text:p>0.54</text:p>
          </table:table-cell>
          <table:table-cell office:value-type="float" office:value="0.66" calcext:value-type="float">
            <text:p>0.66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string" calcext:value-type="string">
            <text:p>10</text:p>
          </table:table-cell>
          <table:table-cell table:formula="of:=([.B14]+[.H14]+[.N14]+[.T14]+[.Z14])/5" office:value-type="float" office:value="0.904" calcext:value-type="float">
            <text:p>0.904</text:p>
          </table:table-cell>
          <table:table-cell table:formula="of:=([.C14]+[.I14]+[.O14]+[.U14]+[.AA14])/5" office:value-type="float" office:value="0.792" calcext:value-type="float">
            <text:p>0.792</text:p>
          </table:table-cell>
          <table:table-cell table:formula="of:=([.D14]+[.J14]+[.P14]+[.V14]+[.AB14])/5" office:value-type="float" office:value="0.832" calcext:value-type="float">
            <text:p>0.832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97" calcext:value-type="float">
            <text:p>0.97</text:p>
          </table:table-cell>
          <table:table-cell office:value-type="float" office:value="0.66" calcext:value-type="float">
            <text:p>0.66</text:p>
          </table:table-cell>
          <table:table-cell office:value-type="float" office:value="0.79" calcext:value-type="float">
            <text:p>0.79</text:p>
          </table:table-cell>
          <table:table-cell office:value-type="float" office:value="1641" calcext:value-type="float">
            <text:p>1641</text:p>
          </table:table-cell>
          <table:table-cell/>
          <table:table-cell table:style-name="ce1" office:value-type="string" calcext:value-type="string">
            <text:p>11</text:p>
          </table:table-cell>
          <table:table-cell table:style-name="ce1" office:value-type="float" office:value="0.92" calcext:value-type="float">
            <text:p>0.92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641" calcext:value-type="float">
            <text:p>1641</text:p>
          </table:table-cell>
          <table:table-cell/>
          <table:table-cell office:value-type="string" calcext:value-type="string">
            <text:p>11</text:p>
          </table:table-cell>
          <table:table-cell table:formula="of:=([.B15]+[.H15]+[.N15]+[.T15]+[.Z15])/5" office:value-type="float" office:value="0.946" calcext:value-type="float">
            <text:p>0.946</text:p>
          </table:table-cell>
          <table:table-cell table:formula="of:=([.C15]+[.I15]+[.O15]+[.U15]+[.AA15])/5" office:value-type="float" office:value="0.906" calcext:value-type="float">
            <text:p>0.906</text:p>
          </table:table-cell>
          <table:table-cell table:formula="of:=([.D15]+[.J15]+[.P15]+[.V15]+[.AB15])/5" office:value-type="float" office:value="0.922" calcext:value-type="float">
            <text:p>0.922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1" office:value-type="string" calcext:value-type="string">
            <text:p>12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465" calcext:value-type="float">
            <text:p>465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1" calcext:value-type="float">
            <text:p>0.61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73" calcext:value-type="float">
            <text:p>0.73</text:p>
          </table:table-cell>
          <table:table-cell office:value-type="float" office:value="0.59" calcext:value-type="float">
            <text:p>0.59</text:p>
          </table:table-cell>
          <table:table-cell office:value-type="float" office:value="0.66" calcext:value-type="float">
            <text:p>0.66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table:formula="of:=([.B16]+[.H16]+[.N16]+[.T16]+[.Z16])/5" office:value-type="float" office:value="0.618" calcext:value-type="float">
            <text:p>0.618</text:p>
          </table:table-cell>
          <table:table-cell table:formula="of:=([.C16]+[.I16]+[.O16]+[.U16]+[.AA16])/5" office:value-type="float" office:value="0.596" calcext:value-type="float">
            <text:p>0.596</text:p>
          </table:table-cell>
          <table:table-cell table:formula="of:=([.D16]+[.J16]+[.P16]+[.V16]+[.AB16])/5" office:value-type="float" office:value="0.602" calcext:value-type="float">
            <text:p>0.60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41" calcext:value-type="float">
            <text:p>0.41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1" office:value-type="string" calcext:value-type="string">
            <text:p>13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61" calcext:value-type="float">
            <text:p>0.61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7" calcext:value-type="float">
            <text:p>0.67</text:p>
          </table:table-cell>
          <table:table-cell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table:formula="of:=([.B17]+[.H17]+[.N17]+[.T17]+[.Z17])/5" office:value-type="float" office:value="0.602" calcext:value-type="float">
            <text:p>0.602</text:p>
          </table:table-cell>
          <table:table-cell table:formula="of:=([.C17]+[.I17]+[.O17]+[.U17]+[.AA17])/5" office:value-type="float" office:value="0.58" calcext:value-type="float">
            <text:p>0.58</text:p>
          </table:table-cell>
          <table:table-cell table:formula="of:=([.D17]+[.J17]+[.P17]+[.V17]+[.AB17])/5" office:value-type="float" office:value="0.572" calcext:value-type="float">
            <text:p>0.57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1" office:value-type="string" calcext:value-type="string">
            <text:p>14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table:number-columns-repeated="3" office:value-type="float" office:value="0.94" calcext:value-type="float">
            <text:p>0.94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table:formula="of:=([.B18]+[.H18]+[.N18]+[.T18]+[.Z18])/5" office:value-type="float" office:value="0.942" calcext:value-type="float">
            <text:p>0.942</text:p>
          </table:table-cell>
          <table:table-cell table:formula="of:=([.C18]+[.I18]+[.O18]+[.U18]+[.AA18])/5" office:value-type="float" office:value="0.884" calcext:value-type="float">
            <text:p>0.884</text:p>
          </table:table-cell>
          <table:table-cell table:formula="of:=([.D18]+[.J18]+[.P18]+[.V18]+[.AB18])/5" office:value-type="float" office:value="0.91" calcext:value-type="float">
            <text:p>0.9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31" calcext:value-type="float">
            <text:p>0.31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1" office:value-type="string" calcext:value-type="string">
            <text:p>1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818" calcext:value-type="float">
            <text:p>818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7" calcext:value-type="float">
            <text:p>0.57</text:p>
          </table:table-cell>
          <table:table-cell office:value-type="float" office:value="0.49" calcext:value-type="float">
            <text:p>0.49</text:p>
          </table:table-cell>
          <table:table-cell office:value-type="float" office:value="0.53" calcext:value-type="float">
            <text:p>0.53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0.46" calcext:value-type="float">
            <text:p>0.46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7" calcext:value-type="float">
            <text:p>0.57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table:formula="of:=([.B19]+[.H19]+[.N19]+[.T19]+[.Z19])/5" office:value-type="float" office:value="0.494" calcext:value-type="float">
            <text:p>0.494</text:p>
          </table:table-cell>
          <table:table-cell table:formula="of:=([.C19]+[.I19]+[.O19]+[.U19]+[.AA19])/5" office:value-type="float" office:value="0.47" calcext:value-type="float">
            <text:p>0.47</text:p>
          </table:table-cell>
          <table:table-cell table:formula="of:=([.D19]+[.J19]+[.P19]+[.V19]+[.AB19])/5" office:value-type="float" office:value="0.478" calcext:value-type="float">
            <text:p>0.47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0.26" calcext:value-type="float">
            <text:p>0.26</text:p>
          </table:table-cell>
          <table:table-cell office:value-type="float" office:value="0.56" calcext:value-type="float">
            <text:p>0.56</text:p>
          </table:table-cell>
          <table:table-cell office:value-type="float" office:value="0.36" calcext:value-type="float">
            <text:p>0.36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1" office:value-type="string" calcext:value-type="string">
            <text:p>1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64" calcext:value-type="float">
            <text:p>0.64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6" calcext:value-type="float">
            <text:p>0.56</text:p>
          </table:table-cell>
          <table:table-cell office:value-type="float" office:value="0.42" calcext:value-type="float">
            <text:p>0.42</text:p>
          </table:table-cell>
          <table:table-cell office:value-type="float" office:value="0.48" calcext:value-type="float">
            <text:p>0.48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63" calcext:value-type="float">
            <text:p>0.63</text:p>
          </table:table-cell>
          <table:table-cell office:value-type="float" office:value="0.48" calcext:value-type="float">
            <text:p>0.48</text:p>
          </table:table-cell>
          <table:table-cell office:value-type="float" office:value="0.55" calcext:value-type="float">
            <text:p>0.5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table:formula="of:=([.B20]+[.H20]+[.N20]+[.T20]+[.Z20])/5" office:value-type="float" office:value="0.52" calcext:value-type="float">
            <text:p>0.52</text:p>
          </table:table-cell>
          <table:table-cell table:formula="of:=([.C20]+[.I20]+[.O20]+[.U20]+[.AA20])/5" office:value-type="float" office:value="0.468" calcext:value-type="float">
            <text:p>0.468</text:p>
          </table:table-cell>
          <table:table-cell table:formula="of:=([.D20]+[.J20]+[.P20]+[.V20]+[.AB20])/5" office:value-type="float" office:value="0.478" calcext:value-type="float">
            <text:p>0.47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0.52" calcext:value-type="float">
            <text:p>0.52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1" office:value-type="string" calcext:value-type="string">
            <text:p>17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3" calcext:value-type="float">
            <text:p>0.73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table:formula="of:=([.B21]+[.H21]+[.N21]+[.T21]+[.Z21])/5" office:value-type="float" office:value="0.682" calcext:value-type="float">
            <text:p>0.682</text:p>
          </table:table-cell>
          <table:table-cell table:formula="of:=([.C21]+[.I21]+[.O21]+[.U21]+[.AA21])/5" office:value-type="float" office:value="0.686" calcext:value-type="float">
            <text:p>0.686</text:p>
          </table:table-cell>
          <table:table-cell table:formula="of:=([.D21]+[.J21]+[.P21]+[.V21]+[.AB21])/5" office:value-type="float" office:value="0.684" calcext:value-type="float">
            <text:p>0.68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0.43" calcext:value-type="float">
            <text:p>0.43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1" office:value-type="string" calcext:value-type="string">
            <text:p>18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office:value-type="float" office:value="0.63" calcext:value-type="float">
            <text:p>0.6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table:formula="of:=([.B22]+[.H22]+[.N22]+[.T22]+[.Z22])/5" office:value-type="float" office:value="0.674" calcext:value-type="float">
            <text:p>0.674</text:p>
          </table:table-cell>
          <table:table-cell table:formula="of:=([.C22]+[.I22]+[.O22]+[.U22]+[.AA22])/5" office:value-type="float" office:value="0.644" calcext:value-type="float">
            <text:p>0.644</text:p>
          </table:table-cell>
          <table:table-cell table:formula="of:=([.D22]+[.J22]+[.P22]+[.V22]+[.AB22])/5" office:value-type="float" office:value="0.648" calcext:value-type="float">
            <text:p>0.64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19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table:number-columns-repeated="3"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3" calcext:value-type="float">
            <text:p>0.63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19</text:p>
          </table:table-cell>
          <table:table-cell table:formula="of:=([.B23]+[.H23]+[.N23]+[.T23]+[.Z23])/5" office:value-type="float" office:value="0.618" calcext:value-type="float">
            <text:p>0.618</text:p>
          </table:table-cell>
          <table:table-cell table:formula="of:=([.C23]+[.I23]+[.O23]+[.U23]+[.AA23])/5" office:value-type="float" office:value="0.592" calcext:value-type="float">
            <text:p>0.592</text:p>
          </table:table-cell>
          <table:table-cell table:formula="of:=([.D23]+[.J23]+[.P23]+[.V23]+[.AB23])/5" office:value-type="float" office:value="0.604" calcext:value-type="float">
            <text:p>0.60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97" calcext:value-type="float">
            <text:p>0.97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1445" calcext:value-type="float">
            <text:p>1445</text:p>
          </table:table-cell>
          <table:table-cell/>
          <table:table-cell table:style-name="ce1" office:value-type="string" calcext:value-type="string">
            <text:p>20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20</text:p>
          </table:table-cell>
          <table:table-cell table:formula="of:=([.B24]+[.H24]+[.N24]+[.T24]+[.Z24])/5" office:value-type="float" office:value="0.924" calcext:value-type="float">
            <text:p>0.924</text:p>
          </table:table-cell>
          <table:table-cell table:formula="of:=([.C24]+[.I24]+[.O24]+[.U24]+[.AA24])/5" office:value-type="float" office:value="0.902" calcext:value-type="float">
            <text:p>0.902</text:p>
          </table:table-cell>
          <table:table-cell table:formula="of:=([.D24]+[.J24]+[.P24]+[.V24]+[.AB24])/5" office:value-type="float" office:value="0.902" calcext:value-type="float">
            <text:p>0.90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55" calcext:value-type="float">
            <text:p>0.55</text:p>
          </table:table-cell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 office:value-type="float" office:value="1190" calcext:value-type="float">
            <text:p>1190</text:p>
          </table:table-cell>
          <table:table-cell/>
          <table:table-cell table:style-name="ce1" office:value-type="string" calcext:value-type="string">
            <text:p>2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1191" calcext:value-type="float">
            <text:p>1191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79" calcext:value-type="float">
            <text:p>0.79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3" calcext:value-type="float">
            <text:p>0.83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2" calcext:value-type="float">
            <text:p>0.82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formula="of:=([.B25]+[.H25]+[.N25]+[.T25]+[.Z25])/5" office:value-type="float" office:value="0.78" calcext:value-type="float">
            <text:p>0.78</text:p>
          </table:table-cell>
          <table:table-cell table:formula="of:=([.C25]+[.I25]+[.O25]+[.U25]+[.AA25])/5" office:value-type="float" office:value="0.762" calcext:value-type="float">
            <text:p>0.762</text:p>
          </table:table-cell>
          <table:table-cell table:formula="of:=([.D25]+[.J25]+[.P25]+[.V25]+[.AB25])/5" office:value-type="float" office:value="0.764" calcext:value-type="float">
            <text:p>0.764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office:value-type="float" office:value="2744" calcext:value-type="float">
            <text:p>2744</text:p>
          </table:table-cell>
          <table:table-cell/>
          <table:table-cell table:style-name="ce1" office:value-type="string" calcext:value-type="string">
            <text:p>22</text:p>
          </table:table-cell>
          <table:table-cell table:number-columns-repeated="3" table:style-name="ce1" office:value-type="float" office:value="0.74" calcext:value-type="float">
            <text:p>0.74</text:p>
          </table:table-cell>
          <table:table-cell table:style-name="ce1"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2" calcext:value-type="float">
            <text:p>0.72</text:p>
          </table:table-cell>
          <table:table-cell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table:formula="of:=([.B26]+[.H26]+[.N26]+[.T26]+[.Z26])/5" office:value-type="float" office:value="0.706" calcext:value-type="float">
            <text:p>0.706</text:p>
          </table:table-cell>
          <table:table-cell table:formula="of:=([.C26]+[.I26]+[.O26]+[.U26]+[.AA26])/5" office:value-type="float" office:value="0.758" calcext:value-type="float">
            <text:p>0.758</text:p>
          </table:table-cell>
          <table:table-cell table:formula="of:=([.D26]+[.J26]+[.P26]+[.V26]+[.AB26])/5" office:value-type="float" office:value="0.728" calcext:value-type="float">
            <text:p>0.728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table:number-columns-repeated="6"/>
          <table:table-cell table:style-name="ce1" table:number-columns-repeated="5"/>
          <table:table-cell table:number-columns-repeated="24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23584" calcext:value-type="float">
            <text:p>23584</text:p>
          </table:table-cell>
          <table:table-cell/>
          <table:table-cell table:style-name="ce1" office:value-type="string" calcext:value-type="string">
            <text:p>accuracy</text:p>
          </table:table-cell>
          <table:table-cell table:style-name="ce1" table:number-columns-repeated="2"/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23584" calcext:value-type="float">
            <text:p>23584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([.D28]+[.J28]+[.P28]+[.V28]+[.AB28])/5" office:value-type="float" office:value="0.784" calcext:value-type="float">
            <text:p>0.784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macro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23584" calcext:value-type="float">
            <text:p>23584</text:p>
          </table:table-cell>
          <table:table-cell/>
          <table:table-cell table:style-name="ce1" office:value-type="string" calcext:value-type="string">
            <text:p>macro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23584" calcext:value-type="float">
            <text:p>23584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table:formula="of:=([.B29]+[.H29]+[.N29]+[.T29]+[.Z29])/5" office:value-type="float" office:value="0.756" calcext:value-type="float">
            <text:p>0.756</text:p>
          </table:table-cell>
          <table:table-cell table:formula="of:=([.C29]+[.I29]+[.O29]+[.U29]+[.AA29])/5" office:value-type="float" office:value="0.732" calcext:value-type="float">
            <text:p>0.732</text:p>
          </table:table-cell>
          <table:table-cell table:formula="of:=([.D29]+[.J29]+[.P29]+[.V29]+[.AB29])/5" office:value-type="float" office:value="0.734" calcext:value-type="float">
            <text:p>0.734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23584" calcext:value-type="float">
            <text:p>23584</text:p>
          </table:table-cell>
          <table:table-cell/>
          <table:table-cell table:style-name="ce1" office:value-type="string" calcext:value-type="string">
            <text:p>weighted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23584" calcext:value-type="float">
            <text:p>23584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table:formula="of:=([.B30]+[.H30]+[.N30]+[.T30]+[.Z30])/5" office:value-type="float" office:value="0.796" calcext:value-type="float">
            <text:p>0.796</text:p>
          </table:table-cell>
          <table:table-cell table:formula="of:=([.C30]+[.I30]+[.O30]+[.U30]+[.AA30])/5" office:value-type="float" office:value="0.784" calcext:value-type="float">
            <text:p>0.784</text:p>
          </table:table-cell>
          <table:table-cell table:formula="of:=([.D30]+[.J30]+[.P30]+[.V30]+[.AB30])/5" office:value-type="float" office:value="0.782" calcext:value-type="float">
            <text:p>0.782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 table:number-rows-repeated="3">
          <table:table-cell table:number-columns-repeated="35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-fold</text:p>
          </table:table-cell>
          <table:table-cell table:number-columns-repeated="5"/>
          <table:table-cell office:value-type="string" calcext:value-type="string">
            <text:p>2-fold</text:p>
          </table:table-cell>
          <table:table-cell table:number-columns-repeated="5"/>
          <table:table-cell office:value-type="string" calcext:value-type="string">
            <text:p>3-fold</text:p>
          </table:table-cell>
          <table:table-cell table:number-columns-repeated="5"/>
          <table:table-cell office:value-type="string" calcext:value-type="string">
            <text:p>4-fold</text:p>
          </table:table-cell>
          <table:table-cell table:number-columns-repeated="5"/>
          <table:table-cell office:value-type="string" calcext:value-type="string">
            <text:p>5-fold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table:formula="of:=([.B37]+[.H37]+[.N37]+[.T37]+[.Z37])/5" office:value-type="float" office:value="0.714" calcext:value-type="float">
            <text:p>0.714</text:p>
          </table:table-cell>
          <table:table-cell table:formula="of:=([.C37]+[.I37]+[.O37]+[.U37]+[.AA37])/5" office:value-type="float" office:value="0.726" calcext:value-type="float">
            <text:p>0.726</text:p>
          </table:table-cell>
          <table:table-cell table:formula="of:=([.D37]+[.J37]+[.P37]+[.V37]+[.AB37])/5" office:value-type="float" office:value="0.722" calcext:value-type="float">
            <text:p>0.722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1776" calcext:value-type="float">
            <text:p>1776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  <table:table-cell office:value-type="float" office:value="0.73" calcext:value-type="float">
            <text:p>0.73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formula="of:=([.B38]+[.H38]+[.N38]+[.T38]+[.Z38])/5" office:value-type="float" office:value="0.692" calcext:value-type="float">
            <text:p>0.692</text:p>
          </table:table-cell>
          <table:table-cell table:formula="of:=([.C38]+[.I38]+[.O38]+[.U38]+[.AA38])/5" office:value-type="float" office:value="0.746" calcext:value-type="float">
            <text:p>0.746</text:p>
          </table:table-cell>
          <table:table-cell table:formula="of:=([.D38]+[.J38]+[.P38]+[.V38]+[.AB38])/5" office:value-type="float" office:value="0.718" calcext:value-type="float">
            <text:p>0.718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0.51" calcext:value-type="float">
            <text:p>0.51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0.47" calcext:value-type="float">
            <text:p>0.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59" calcext:value-type="float">
            <text:p>0.59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49" calcext:value-type="float">
            <text:p>0.49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</text:p>
          </table:table-cell>
          <table:table-cell table:formula="of:=([.B39]+[.H39]+[.N39]+[.T39]+[.Z39])/5" office:value-type="float" office:value="0.52" calcext:value-type="float">
            <text:p>0.52</text:p>
          </table:table-cell>
          <table:table-cell table:formula="of:=([.C39]+[.I39]+[.O39]+[.U39]+[.AA39])/5" office:value-type="float" office:value="0.44" calcext:value-type="float">
            <text:p>0.44</text:p>
          </table:table-cell>
          <table:table-cell table:formula="of:=([.D39]+[.J39]+[.P39]+[.V39]+[.AB39])/5" office:value-type="float" office:value="0.476" calcext:value-type="float">
            <text:p>0.47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table:formula="of:=([.B40]+[.H40]+[.N40]+[.T40]+[.Z40])/5" office:value-type="float" office:value="0.372" calcext:value-type="float">
            <text:p>0.372</text:p>
          </table:table-cell>
          <table:table-cell table:formula="of:=([.C40]+[.I40]+[.O40]+[.U40]+[.AA40])/5" office:value-type="float" office:value="0.262" calcext:value-type="float">
            <text:p>0.262</text:p>
          </table:table-cell>
          <table:table-cell table:formula="of:=([.D40]+[.J40]+[.P40]+[.V40]+[.AB40])/5" office:value-type="float" office:value="0.308" calcext:value-type="float">
            <text:p>0.30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table:number-columns-repeated="3" office:value-type="float" office:value="0.56" calcext:value-type="float">
            <text:p>0.5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table:formula="of:=([.B41]+[.H41]+[.N41]+[.T41]+[.Z41])/5" office:value-type="float" office:value="0.63" calcext:value-type="float">
            <text:p>0.63</text:p>
          </table:table-cell>
          <table:table-cell table:formula="of:=([.C41]+[.I41]+[.O41]+[.U41]+[.AA41])/5" office:value-type="float" office:value="0.58" calcext:value-type="float">
            <text:p>0.58</text:p>
          </table:table-cell>
          <table:table-cell table:formula="of:=([.D41]+[.J41]+[.P41]+[.V41]+[.AB41])/5" office:value-type="float" office:value="0.602" calcext:value-type="float">
            <text:p>0.602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72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68" calcext:value-type="float">
            <text:p>0.68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table:formula="of:=([.B42]+[.H42]+[.N42]+[.T42]+[.Z42])/5" office:value-type="float" office:value="0.666" calcext:value-type="float">
            <text:p>0.666</text:p>
          </table:table-cell>
          <table:table-cell table:formula="of:=([.C42]+[.I42]+[.O42]+[.U42]+[.AA42])/5" office:value-type="float" office:value="0.654" calcext:value-type="float">
            <text:p>0.654</text:p>
          </table:table-cell>
          <table:table-cell table:formula="of:=([.D42]+[.J42]+[.P42]+[.V42]+[.AB42])/5" office:value-type="float" office:value="0.66" calcext:value-type="float">
            <text:p>0.66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0.62" calcext:value-type="float">
            <text:p>0.62</text:p>
          </table:table-cell>
          <table:table-cell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table:number-columns-repeated="3" office:value-type="float" office:value="0.74" calcext:value-type="float">
            <text:p>0.7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table:formula="of:=([.B43]+[.H43]+[.N43]+[.T43]+[.Z43])/5" office:value-type="float" office:value="0.708" calcext:value-type="float">
            <text:p>0.708</text:p>
          </table:table-cell>
          <table:table-cell table:formula="of:=([.C43]+[.I43]+[.O43]+[.U43]+[.AA43])/5" office:value-type="float" office:value="0.714" calcext:value-type="float">
            <text:p>0.714</text:p>
          </table:table-cell>
          <table:table-cell table:formula="of:=([.D43]+[.J43]+[.P43]+[.V43]+[.AB43])/5" office:value-type="float" office:value="0.71" calcext:value-type="float">
            <text:p>0.71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48" calcext:value-type="float">
            <text:p>0.48</text:p>
          </table:table-cell>
          <table:table-cell office:value-type="float" office:value="0.38" calcext:value-type="float">
            <text:p>0.38</text:p>
          </table:table-cell>
          <table:table-cell office:value-type="float" office:value="0.42" calcext:value-type="float">
            <text:p>0.42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62" calcext:value-type="float">
            <text:p>0.62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53" calcext:value-type="float">
            <text:p>0.53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table:formula="of:=([.B44]+[.H44]+[.N44]+[.T44]+[.Z44])/5" office:value-type="float" office:value="0.524" calcext:value-type="float">
            <text:p>0.524</text:p>
          </table:table-cell>
          <table:table-cell table:formula="of:=([.C44]+[.I44]+[.O44]+[.U44]+[.AA44])/5" office:value-type="float" office:value="0.482" calcext:value-type="float">
            <text:p>0.482</text:p>
          </table:table-cell>
          <table:table-cell table:formula="of:=([.D44]+[.J44]+[.P44]+[.V44]+[.AB44])/5" office:value-type="float" office:value="0.5" calcext:value-type="float">
            <text:p>0.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table:number-columns-repeated="3" office:value-type="float" office:value="0.59" calcext:value-type="float">
            <text:p>0.59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table:formula="of:=([.B45]+[.H45]+[.N45]+[.T45]+[.Z45])/5" office:value-type="float" office:value="0.634" calcext:value-type="float">
            <text:p>0.634</text:p>
          </table:table-cell>
          <table:table-cell table:formula="of:=([.C45]+[.I45]+[.O45]+[.U45]+[.AA45])/5" office:value-type="float" office:value="0.618" calcext:value-type="float">
            <text:p>0.618</text:p>
          </table:table-cell>
          <table:table-cell table:formula="of:=([.D45]+[.J45]+[.P45]+[.V45]+[.AB45])/5" office:value-type="float" office:value="0.626" calcext:value-type="float">
            <text:p>0.62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39" calcext:value-type="float">
            <text:p>0.39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table:formula="of:=([.B46]+[.H46]+[.N46]+[.T46]+[.Z46])/5" office:value-type="float" office:value="0.286" calcext:value-type="float">
            <text:p>0.286</text:p>
          </table:table-cell>
          <table:table-cell table:formula="of:=([.C46]+[.I46]+[.O46]+[.U46]+[.AA46])/5" office:value-type="float" office:value="0.178" calcext:value-type="float">
            <text:p>0.178</text:p>
          </table:table-cell>
          <table:table-cell table:formula="of:=([.D46]+[.J46]+[.P46]+[.V46]+[.AB46])/5" office:value-type="float" office:value="0.216" calcext:value-type="float">
            <text:p>0.21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table:formula="of:=([.B47]+[.H47]+[.N47]+[.T47]+[.Z47])/5" office:value-type="float" office:value="0.424" calcext:value-type="float">
            <text:p>0.424</text:p>
          </table:table-cell>
          <table:table-cell table:formula="of:=([.C47]+[.I47]+[.O47]+[.U47]+[.AA47])/5" office:value-type="float" office:value="0.342" calcext:value-type="float">
            <text:p>0.342</text:p>
          </table:table-cell>
          <table:table-cell table:formula="of:=([.D47]+[.J47]+[.P47]+[.V47]+[.AB47])/5" office:value-type="float" office:value="0.376" calcext:value-type="float">
            <text:p>0.376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82" calcext:value-type="float">
            <text:p>0.82</text:p>
          </table:table-cell>
          <table:table-cell office:value-type="float" office:value="0.65" calcext:value-type="float">
            <text:p>0.65</text:p>
          </table:table-cell>
          <table:table-cell office:value-type="float" office:value="0.73" calcext:value-type="float">
            <text:p>0.7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table:number-columns-repeated="3" office:value-type="float" office:value="0.62" calcext:value-type="float">
            <text:p>0.6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table:number-columns-repeated="3" office:value-type="float" office:value="0.69" calcext:value-type="float">
            <text:p>0.6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11</text:p>
          </table:table-cell>
          <table:table-cell table:number-columns-repeated="3" office:value-type="float" office:value="0.74" calcext:value-type="float">
            <text:p>0.7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table:formula="of:=([.B48]+[.H48]+[.N48]+[.T48]+[.Z48])/5" office:value-type="float" office:value="0.726" calcext:value-type="float">
            <text:p>0.726</text:p>
          </table:table-cell>
          <table:table-cell table:formula="of:=([.C48]+[.I48]+[.O48]+[.U48]+[.AA48])/5" office:value-type="float" office:value="0.66" calcext:value-type="float">
            <text:p>0.66</text:p>
          </table:table-cell>
          <table:table-cell table:formula="of:=([.D48]+[.J48]+[.P48]+[.V48]+[.AB48])/5" office:value-type="float" office:value="0.69" calcext:value-type="float">
            <text:p>0.69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8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table:formula="of:=([.B49]+[.H49]+[.N49]+[.T49]+[.Z49])/5" office:value-type="float" office:value="0.634" calcext:value-type="float">
            <text:p>0.634</text:p>
          </table:table-cell>
          <table:table-cell table:formula="of:=([.C49]+[.I49]+[.O49]+[.U49]+[.AA49])/5" office:value-type="float" office:value="0.624" calcext:value-type="float">
            <text:p>0.624</text:p>
          </table:table-cell>
          <table:table-cell table:formula="of:=([.D49]+[.J49]+[.P49]+[.V49]+[.AB49])/5" office:value-type="float" office:value="0.628" calcext:value-type="float">
            <text:p>0.62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1" calcext:value-type="float">
            <text:p>0.61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13</text:p>
          </table:table-cell>
          <table:table-cell table:number-columns-repeated="3" office:value-type="float" office:value="0.58" calcext:value-type="float">
            <text:p>0.5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table:formula="of:=([.B50]+[.H50]+[.N50]+[.T50]+[.Z50])/5" office:value-type="float" office:value="0.6" calcext:value-type="float">
            <text:p>0.6</text:p>
          </table:table-cell>
          <table:table-cell table:formula="of:=([.C50]+[.I50]+[.O50]+[.U50]+[.AA50])/5" office:value-type="float" office:value="0.574" calcext:value-type="float">
            <text:p>0.574</text:p>
          </table:table-cell>
          <table:table-cell table:formula="of:=([.D50]+[.J50]+[.P50]+[.V50]+[.AB50])/5" office:value-type="float" office:value="0.588" calcext:value-type="float">
            <text:p>0.58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67" calcext:value-type="float">
            <text:p>0.67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table:formula="of:=([.B51]+[.H51]+[.N51]+[.T51]+[.Z51])/5" office:value-type="float" office:value="0.61" calcext:value-type="float">
            <text:p>0.61</text:p>
          </table:table-cell>
          <table:table-cell table:formula="of:=([.C51]+[.I51]+[.O51]+[.U51]+[.AA51])/5" office:value-type="float" office:value="0.406" calcext:value-type="float">
            <text:p>0.406</text:p>
          </table:table-cell>
          <table:table-cell table:formula="of:=([.D51]+[.J51]+[.P51]+[.V51]+[.AB51])/5" office:value-type="float" office:value="0.478" calcext:value-type="float">
            <text:p>0.47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table:formula="of:=([.B52]+[.H52]+[.N52]+[.T52]+[.Z52])/5" office:value-type="float" office:value="0.506" calcext:value-type="float">
            <text:p>0.506</text:p>
          </table:table-cell>
          <table:table-cell table:formula="of:=([.C52]+[.I52]+[.O52]+[.U52]+[.AA52])/5" office:value-type="float" office:value="0.484" calcext:value-type="float">
            <text:p>0.484</text:p>
          </table:table-cell>
          <table:table-cell table:formula="of:=([.D52]+[.J52]+[.P52]+[.V52]+[.AB52])/5" office:value-type="float" office:value="0.492" calcext:value-type="float">
            <text:p>0.49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2" calcext:value-type="float">
            <text:p>0.52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0.52" calcext:value-type="float">
            <text:p>0.52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table:formula="of:=([.B53]+[.H53]+[.N53]+[.T53]+[.Z53])/5" office:value-type="float" office:value="0.498" calcext:value-type="float">
            <text:p>0.498</text:p>
          </table:table-cell>
          <table:table-cell table:formula="of:=([.C53]+[.I53]+[.O53]+[.U53]+[.AA53])/5" office:value-type="float" office:value="0.49" calcext:value-type="float">
            <text:p>0.49</text:p>
          </table:table-cell>
          <table:table-cell table:formula="of:=([.D53]+[.J53]+[.P53]+[.V53]+[.AB53])/5" office:value-type="float" office:value="0.492" calcext:value-type="float">
            <text:p>0.49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table:formula="of:=([.B54]+[.H54]+[.N54]+[.T54]+[.Z54])/5" office:value-type="float" office:value="0.7" calcext:value-type="float">
            <text:p>0.7</text:p>
          </table:table-cell>
          <table:table-cell table:formula="of:=([.C54]+[.I54]+[.O54]+[.U54]+[.AA54])/5" office:value-type="float" office:value="0.67" calcext:value-type="float">
            <text:p>0.67</text:p>
          </table:table-cell>
          <table:table-cell table:formula="of:=([.D54]+[.J54]+[.P54]+[.V54]+[.AB54])/5" office:value-type="float" office:value="0.686" calcext:value-type="float">
            <text:p>0.68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1" calcext:value-type="float">
            <text:p>0.71</text:p>
          </table:table-cell>
          <table:table-cell office:value-type="float" office:value="0.62" calcext:value-type="float">
            <text:p>0.62</text:p>
          </table:table-cell>
          <table:table-cell office:value-type="float" office:value="0.66" calcext:value-type="float">
            <text:p>0.66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office:value-type="float" office:value="0.6" calcext:value-type="float">
            <text:p>0.6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table:formula="of:=([.B55]+[.H55]+[.N55]+[.T55]+[.Z55])/5" office:value-type="float" office:value="0.694" calcext:value-type="float">
            <text:p>0.694</text:p>
          </table:table-cell>
          <table:table-cell table:formula="of:=([.C55]+[.I55]+[.O55]+[.U55]+[.AA55])/5" office:value-type="float" office:value="0.654" calcext:value-type="float">
            <text:p>0.654</text:p>
          </table:table-cell>
          <table:table-cell table:formula="of:=([.D55]+[.J55]+[.P55]+[.V55]+[.AB55])/5" office:value-type="float" office:value="0.672" calcext:value-type="float">
            <text:p>0.67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4" calcext:value-type="float">
            <text:p>0.64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5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1" calcext:value-type="float">
            <text:p>0.6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table:number-columns-repeated="3" office:value-type="float" office:value="0.63" calcext:value-type="float">
            <text:p>0.6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table:formula="of:=([.B56]+[.H56]+[.N56]+[.T56]+[.Z56])/5" office:value-type="float" office:value="0.606" calcext:value-type="float">
            <text:p>0.606</text:p>
          </table:table-cell>
          <table:table-cell table:formula="of:=([.C56]+[.I56]+[.O56]+[.U56]+[.AA56])/5" office:value-type="float" office:value="0.596" calcext:value-type="float">
            <text:p>0.596</text:p>
          </table:table-cell>
          <table:table-cell table:formula="of:=([.D56]+[.J56]+[.P56]+[.V56]+[.AB56])/5" office:value-type="float" office:value="0.6" calcext:value-type="float">
            <text:p>0.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float" office:value="0.4" calcext:value-type="float">
            <text:p>0.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57" calcext:value-type="float">
            <text:p>0.57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20</text:p>
          </table:table-cell>
          <table:table-cell table:formula="of:=([.B57]+[.H57]+[.N57]+[.T57]+[.Z57])/5" office:value-type="float" office:value="0.49" calcext:value-type="float">
            <text:p>0.49</text:p>
          </table:table-cell>
          <table:table-cell table:formula="of:=([.C57]+[.I57]+[.O57]+[.U57]+[.AA57])/5" office:value-type="float" office:value="0.392" calcext:value-type="float">
            <text:p>0.392</text:p>
          </table:table-cell>
          <table:table-cell table:formula="of:=([.D57]+[.J57]+[.P57]+[.V57]+[.AB57])/5" office:value-type="float" office:value="0.428" calcext:value-type="float">
            <text:p>0.428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79" calcext:value-type="float">
            <text:p>0.79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formula="of:=([.B58]+[.H58]+[.N58]+[.T58]+[.Z58])/5" office:value-type="float" office:value="0.794" calcext:value-type="float">
            <text:p>0.794</text:p>
          </table:table-cell>
          <table:table-cell table:formula="of:=([.C58]+[.I58]+[.O58]+[.U58]+[.AA58])/5" office:value-type="float" office:value="0.776" calcext:value-type="float">
            <text:p>0.776</text:p>
          </table:table-cell>
          <table:table-cell table:formula="of:=([.D58]+[.J58]+[.P58]+[.V58]+[.AB58])/5" office:value-type="float" office:value="0.786" calcext:value-type="float">
            <text:p>0.786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4" calcext:value-type="float">
            <text:p>0.74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table:formula="of:=([.B59]+[.H59]+[.N59]+[.T59]+[.Z59])/5" office:value-type="float" office:value="0.718" calcext:value-type="float">
            <text:p>0.718</text:p>
          </table:table-cell>
          <table:table-cell table:formula="of:=([.C59]+[.I59]+[.O59]+[.U59]+[.AA59])/5" office:value-type="float" office:value="0.754" calcext:value-type="float">
            <text:p>0.754</text:p>
          </table:table-cell>
          <table:table-cell table:formula="of:=([.D59]+[.J59]+[.P59]+[.V59]+[.AB59])/5" office:value-type="float" office:value="0.736" calcext:value-type="float">
            <text:p>0.736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([.D61]+[.J61]+[.P61]+[.V61]+[.AB61])/5" office:value-type="float" office:value="0.676" calcext:value-type="float">
            <text:p>0.676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macro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61" calcext:value-type="float">
            <text:p>0.61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macro</text:p>
          </table:table-cell>
          <table:table-cell table:formula="of:=([.B62]+[.H62]+[.N62]+[.T62]+[.Z62])/5" office:value-type="float" office:value="0.596" calcext:value-type="float">
            <text:p>0.596</text:p>
          </table:table-cell>
          <table:table-cell table:formula="of:=([.C62]+[.I62]+[.O62]+[.U62]+[.AA62])/5" office:value-type="float" office:value="0.558" calcext:value-type="float">
            <text:p>0.558</text:p>
          </table:table-cell>
          <table:table-cell table:formula="of:=([.D62]+[.J62]+[.P62]+[.V62]+[.AB62])/5" office:value-type="float" office:value="0.574" calcext:value-type="float">
            <text:p>0.574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68" calcext:value-type="float">
            <text:p>0.68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66" calcext:value-type="float">
            <text:p>0.6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67" calcext:value-type="float">
            <text:p>0.67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weighted</text:p>
          </table:table-cell>
          <table:table-cell table:formula="of:=([.B63]+[.H63]+[.N63]+[.T63]+[.Z63])/5" office:value-type="float" office:value="0.672" calcext:value-type="float">
            <text:p>0.672</text:p>
          </table:table-cell>
          <table:table-cell table:formula="of:=([.C63]+[.I63]+[.O63]+[.U63]+[.AA63])/5" office:value-type="float" office:value="0.676" calcext:value-type="float">
            <text:p>0.676</text:p>
          </table:table-cell>
          <table:table-cell table:formula="of:=([.D63]+[.J63]+[.P63]+[.V63]+[.AB63])/5" office:value-type="float" office:value="0.672" calcext:value-type="float">
            <text:p>0.672</text:p>
          </table:table-cell>
          <table:table-cell office:value-type="float" office:value="23583" calcext:value-type="float">
            <text:p>23583</text:p>
          </table:table-cell>
        </table:table-row>
      </table:table>
      <table:table table:name="Trainable" table:style-name="ta1">
        <table:table-column table:style-name="co1" table:number-columns-repeated="35" table:default-cell-style-name="Default"/>
        <table:table-row table:style-name="ro1">
          <table:table-cell office:value-type="string" calcext:value-type="string">
            <text:p>Backtranslati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-fold</text:p>
          </table:table-cell>
          <table:table-cell table:number-columns-repeated="5"/>
          <table:table-cell office:value-type="string" calcext:value-type="string">
            <text:p>2-fold</text:p>
          </table:table-cell>
          <table:table-cell table:number-columns-repeated="5"/>
          <table:table-cell office:value-type="string" calcext:value-type="string">
            <text:p>3-fold</text:p>
          </table:table-cell>
          <table:table-cell table:number-columns-repeated="5"/>
          <table:table-cell office:value-type="string" calcext:value-type="string">
            <text:p>4-fold</text:p>
          </table:table-cell>
          <table:table-cell table:number-columns-repeated="5"/>
          <table:table-cell office:value-type="string" calcext:value-type="string">
            <text:p>5-fold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table:formula="of:=([.B4]+[.H4]+[.N4]+[.T4]+[.Z4])/5" office:value-type="float" office:value="0.662" calcext:value-type="float">
            <text:p>0.662</text:p>
          </table:table-cell>
          <table:table-cell table:formula="of:=([.C4]+[.I4]+[.O4]+[.U4]+[.AA4])/5" office:value-type="float" office:value="0.702" calcext:value-type="float">
            <text:p>0.702</text:p>
          </table:table-cell>
          <table:table-cell table:formula="of:=([.D4]+[.J4]+[.P4]+[.V4]+[.AB4])/5" office:value-type="float" office:value="0.678" calcext:value-type="float">
            <text:p>0.678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  <table:table-cell office:value-type="float" office:value="1776" calcext:value-type="float">
            <text:p>1776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formula="of:=([.B5]+[.H5]+[.N5]+[.T5]+[.Z5])/5" office:value-type="float" office:value="0.676" calcext:value-type="float">
            <text:p>0.676</text:p>
          </table:table-cell>
          <table:table-cell table:formula="of:=([.C5]+[.I5]+[.O5]+[.U5]+[.AA5])/5" office:value-type="float" office:value="0.72" calcext:value-type="float">
            <text:p>0.72</text:p>
          </table:table-cell>
          <table:table-cell table:formula="of:=([.D5]+[.J5]+[.P5]+[.V5]+[.AB5])/5" office:value-type="float" office:value="0.696" calcext:value-type="float">
            <text:p>0.696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 office:value-type="float" office:value="0.81" calcext:value-type="float">
            <text:p>0.8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2</text:p>
          </table:table-cell>
          <table:table-cell table:formula="of:=([.B6]+[.H6]+[.N6]+[.T6]+[.Z6])/5" office:value-type="float" office:value="0.96" calcext:value-type="float">
            <text:p>0.96</text:p>
          </table:table-cell>
          <table:table-cell table:formula="of:=([.C6]+[.I6]+[.O6]+[.U6]+[.AA6])/5" office:value-type="float" office:value="0.928" calcext:value-type="float">
            <text:p>0.928</text:p>
          </table:table-cell>
          <table:table-cell table:formula="of:=([.D6]+[.J6]+[.P6]+[.V6]+[.AB6])/5" office:value-type="float" office:value="0.936" calcext:value-type="float">
            <text:p>0.936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0.63" calcext:value-type="float">
            <text:p>0.63</text:p>
          </table:table-cell>
          <table:table-cell office:value-type="float" office:value="0.77" calcext:value-type="float">
            <text:p>0.77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3</text:p>
          </table:table-cell>
          <table:table-cell table:formula="of:=([.B7]+[.H7]+[.N7]+[.T7]+[.Z7])/5" office:value-type="float" office:value="0.938" calcext:value-type="float">
            <text:p>0.938</text:p>
          </table:table-cell>
          <table:table-cell table:formula="of:=([.C7]+[.I7]+[.O7]+[.U7]+[.AA7])/5" office:value-type="float" office:value="0.906" calcext:value-type="float">
            <text:p>0.906</text:p>
          </table:table-cell>
          <table:table-cell table:formula="of:=([.D7]+[.J7]+[.P7]+[.V7]+[.AB7])/5" office:value-type="float" office:value="0.916" calcext:value-type="float">
            <text:p>0.91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.99" calcext:value-type="float">
            <text:p>0.99</text:p>
          </table:table-cell>
          <table:table-cell office:value-type="float" office:value="0.71" calcext:value-type="float">
            <text:p>0.71</text:p>
          </table:table-cell>
          <table:table-cell office:value-type="float" office:value="0.83" calcext:value-type="float">
            <text:p>0.83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4</text:p>
          </table:table-cell>
          <table:table-cell table:formula="of:=([.B8]+[.H8]+[.N8]+[.T8]+[.Z8])/5" office:value-type="float" office:value="0.972" calcext:value-type="float">
            <text:p>0.972</text:p>
          </table:table-cell>
          <table:table-cell table:formula="of:=([.C8]+[.I8]+[.O8]+[.U8]+[.AA8])/5" office:value-type="float" office:value="0.916" calcext:value-type="float">
            <text:p>0.916</text:p>
          </table:table-cell>
          <table:table-cell table:formula="of:=([.D8]+[.J8]+[.P8]+[.V8]+[.AB8])/5" office:value-type="float" office:value="0.944" calcext:value-type="float">
            <text:p>0.944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73" calcext:value-type="float">
            <text:p>0.73</text:p>
          </table:table-cell>
          <table:table-cell office:value-type="float" office:value="0.83" calcext:value-type="float">
            <text:p>0.83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98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office:value-type="float" office:value="0.92" calcext:value-type="float">
            <text:p>0.92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59" calcext:value-type="float">
            <text:p>0.59</text:p>
          </table:table-cell>
          <table:table-cell office:value-type="float" office:value="0.88" calcext:value-type="float">
            <text:p>0.88</text:p>
          </table:table-cell>
          <table:table-cell office:value-type="float" office:value="0.71" calcext:value-type="float">
            <text:p>0.71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5</text:p>
          </table:table-cell>
          <table:table-cell table:formula="of:=([.B9]+[.H9]+[.N9]+[.T9]+[.Z9])/5" office:value-type="float" office:value="0.884" calcext:value-type="float">
            <text:p>0.884</text:p>
          </table:table-cell>
          <table:table-cell table:formula="of:=([.C9]+[.I9]+[.O9]+[.U9]+[.AA9])/5" office:value-type="float" office:value="0.846" calcext:value-type="float">
            <text:p>0.846</text:p>
          </table:table-cell>
          <table:table-cell table:formula="of:=([.D9]+[.J9]+[.P9]+[.V9]+[.AB9])/5" office:value-type="float" office:value="0.856" calcext:value-type="float">
            <text:p>0.856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0.87" calcext:value-type="float">
            <text:p>0.87</text:p>
          </table:table-cell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0.99" calcext:value-type="float">
            <text:p>0.99</text:p>
          </table:table-cell>
          <table:table-cell office:value-type="float" office:value="0.91" calcext:value-type="float">
            <text:p>0.91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6</text:p>
          </table:table-cell>
          <table:table-cell table:formula="of:=([.B10]+[.H10]+[.N10]+[.T10]+[.Z10])/5" office:value-type="float" office:value="0.848" calcext:value-type="float">
            <text:p>0.848</text:p>
          </table:table-cell>
          <table:table-cell table:formula="of:=([.C10]+[.I10]+[.O10]+[.U10]+[.AA10])/5" office:value-type="float" office:value="0.936" calcext:value-type="float">
            <text:p>0.936</text:p>
          </table:table-cell>
          <table:table-cell table:formula="of:=([.D10]+[.J10]+[.P10]+[.V10]+[.AB10])/5" office:value-type="float" office:value="0.886" calcext:value-type="float">
            <text:p>0.886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34" calcext:value-type="float">
            <text:p>0.34</text:p>
          </table:table-cell>
          <table:table-cell office:value-type="float" office:value="0.41" calcext:value-type="float">
            <text:p>0.41</text:p>
          </table:table-cell>
          <table:table-cell office:value-type="float" office:value="0.37" calcext:value-type="float">
            <text:p>0.37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42" calcext:value-type="float">
            <text:p>0.4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58" calcext:value-type="float">
            <text:p>0.58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table:number-columns-repeated="3" office:value-type="float" office:value="0.57" calcext:value-type="float">
            <text:p>0.57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table:formula="of:=([.B11]+[.H11]+[.N11]+[.T11]+[.Z11])/5" office:value-type="float" office:value="0.528" calcext:value-type="float">
            <text:p>0.528</text:p>
          </table:table-cell>
          <table:table-cell table:formula="of:=([.C11]+[.I11]+[.O11]+[.U11]+[.AA11])/5" office:value-type="float" office:value="0.448" calcext:value-type="float">
            <text:p>0.448</text:p>
          </table:table-cell>
          <table:table-cell table:formula="of:=([.D11]+[.J11]+[.P11]+[.V11]+[.AB11])/5" office:value-type="float" office:value="0.478" calcext:value-type="float">
            <text:p>0.47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79" calcext:value-type="float">
            <text:p>0.79</text:p>
          </table:table-cell>
          <table:table-cell office:value-type="float" office:value="0.46" calcext:value-type="float">
            <text:p>0.46</text:p>
          </table:table-cell>
          <table:table-cell office:value-type="float" office:value="0.58" calcext:value-type="float">
            <text:p>0.58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66" calcext:value-type="float">
            <text:p>0.66</text:p>
          </table:table-cell>
          <table:table-cell office:value-type="float" office:value="0.6" calcext:value-type="float">
            <text:p>0.6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54" calcext:value-type="float">
            <text:p>0.54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table:formula="of:=([.B12]+[.H12]+[.N12]+[.T12]+[.Z12])/5" office:value-type="float" office:value="0.63" calcext:value-type="float">
            <text:p>0.63</text:p>
          </table:table-cell>
          <table:table-cell table:formula="of:=([.C12]+[.I12]+[.O12]+[.U12]+[.AA12])/5" office:value-type="float" office:value="0.56" calcext:value-type="float">
            <text:p>0.56</text:p>
          </table:table-cell>
          <table:table-cell table:formula="of:=([.D12]+[.J12]+[.P12]+[.V12]+[.AB12])/5" office:value-type="float" office:value="0.582" calcext:value-type="float">
            <text:p>0.58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0.97" calcext:value-type="float">
            <text:p>0.97</text:p>
          </table:table-cell>
          <table:table-cell office:value-type="float" office:value="0.64" calcext:value-type="float">
            <text:p>0.64</text:p>
          </table:table-cell>
          <table:table-cell office:value-type="float" office:value="0.78" calcext:value-type="float">
            <text:p>0.78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91" calcext:value-type="float">
            <text:p>0.91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9</text:p>
          </table:table-cell>
          <table:table-cell table:formula="of:=([.B13]+[.H13]+[.N13]+[.T13]+[.Z13])/5" office:value-type="float" office:value="0.934" calcext:value-type="float">
            <text:p>0.934</text:p>
          </table:table-cell>
          <table:table-cell table:formula="of:=([.C13]+[.I13]+[.O13]+[.U13]+[.AA13])/5" office:value-type="float" office:value="0.916" calcext:value-type="float">
            <text:p>0.916</text:p>
          </table:table-cell>
          <table:table-cell table:formula="of:=([.D13]+[.J13]+[.P13]+[.V13]+[.AB13])/5" office:value-type="float" office:value="0.916" calcext:value-type="float">
            <text:p>0.91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99" calcext:value-type="float">
            <text:p>0.99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92" calcext:value-type="float">
            <text:p>0.92</text:p>
          </table:table-cell>
          <table:table-cell office:value-type="float" office:value="0.56" calcext:value-type="float">
            <text:p>0.56</text:p>
          </table:table-cell>
          <table:table-cell office:value-type="float" office:value="0.69" calcext:value-type="float">
            <text:p>0.69</text:p>
          </table:table-cell>
          <table:table-cell office:value-type="float" office:value="2187" calcext:value-type="float">
            <text:p>2187</text:p>
          </table:table-cell>
          <table:table-cell/>
          <table:table-cell office:value-type="string" calcext:value-type="string">
            <text:p>10</text:p>
          </table:table-cell>
          <table:table-cell table:formula="of:=([.B14]+[.H14]+[.N14]+[.T14]+[.Z14])/5" office:value-type="float" office:value="0.946" calcext:value-type="float">
            <text:p>0.946</text:p>
          </table:table-cell>
          <table:table-cell table:formula="of:=([.C14]+[.I14]+[.O14]+[.U14]+[.AA14])/5" office:value-type="float" office:value="0.816" calcext:value-type="float">
            <text:p>0.816</text:p>
          </table:table-cell>
          <table:table-cell table:formula="of:=([.D14]+[.J14]+[.P14]+[.V14]+[.AB14])/5" office:value-type="float" office:value="0.862" calcext:value-type="float">
            <text:p>0.862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99" calcext:value-type="float">
            <text:p>0.99</text:p>
          </table:table-cell>
          <table:table-cell office:value-type="float" office:value="0.72" calcext:value-type="float">
            <text:p>0.72</text:p>
          </table:table-cell>
          <table:table-cell office:value-type="float" office:value="0.83" calcext:value-type="float">
            <text:p>0.83</text:p>
          </table:table-cell>
          <table:table-cell office:value-type="float" office:value="1641" calcext:value-type="float">
            <text:p>1641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641" calcext:value-type="float">
            <text:p>1641</text:p>
          </table:table-cell>
          <table:table-cell/>
          <table:table-cell office:value-type="string" calcext:value-type="string">
            <text:p>11</text:p>
          </table:table-cell>
          <table:table-cell table:formula="of:=([.B15]+[.H15]+[.N15]+[.T15]+[.Z15])/5" office:value-type="float" office:value="0.974" calcext:value-type="float">
            <text:p>0.974</text:p>
          </table:table-cell>
          <table:table-cell table:formula="of:=([.C15]+[.I15]+[.O15]+[.U15]+[.AA15])/5" office:value-type="float" office:value="0.934" calcext:value-type="float">
            <text:p>0.934</text:p>
          </table:table-cell>
          <table:table-cell table:formula="of:=([.D15]+[.J15]+[.P15]+[.V15]+[.AB15])/5" office:value-type="float" office:value="0.948" calcext:value-type="float">
            <text:p>0.948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46" calcext:value-type="float">
            <text:p>0.46</text:p>
          </table:table-cell>
          <table:table-cell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2" calcext:value-type="float">
            <text:p>0.62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0.61" calcext:value-type="float">
            <text:p>0.61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table:formula="of:=([.B16]+[.H16]+[.N16]+[.T16]+[.Z16])/5" office:value-type="float" office:value="0.6" calcext:value-type="float">
            <text:p>0.6</text:p>
          </table:table-cell>
          <table:table-cell table:formula="of:=([.C16]+[.I16]+[.O16]+[.U16]+[.AA16])/5" office:value-type="float" office:value="0.614" calcext:value-type="float">
            <text:p>0.614</text:p>
          </table:table-cell>
          <table:table-cell table:formula="of:=([.D16]+[.J16]+[.P16]+[.V16]+[.AB16])/5" office:value-type="float" office:value="0.6" calcext:value-type="float">
            <text:p>0.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0.31" calcext:value-type="float">
            <text:p>0.31</text:p>
          </table:table-cell>
          <table:table-cell office:value-type="float" office:value="0.59" calcext:value-type="float">
            <text:p>0.59</text:p>
          </table:table-cell>
          <table:table-cell office:value-type="float" office:value="0.4" calcext:value-type="float">
            <text:p>0.4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2" calcext:value-type="float">
            <text:p>0.62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3" calcext:value-type="float">
            <text:p>0.63</text:p>
          </table:table-cell>
          <table:table-cell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table:formula="of:=([.B17]+[.H17]+[.N17]+[.T17]+[.Z17])/5" office:value-type="float" office:value="0.548" calcext:value-type="float">
            <text:p>0.548</text:p>
          </table:table-cell>
          <table:table-cell table:formula="of:=([.C17]+[.I17]+[.O17]+[.U17]+[.AA17])/5" office:value-type="float" office:value="0.546" calcext:value-type="float">
            <text:p>0.546</text:p>
          </table:table-cell>
          <table:table-cell table:formula="of:=([.D17]+[.J17]+[.P17]+[.V17]+[.AB17])/5" office:value-type="float" office:value="0.536" calcext:value-type="float">
            <text:p>0.53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0.96" calcext:value-type="float">
            <text:p>0.96</text:p>
          </table:table-cell>
          <table:table-cell office:value-type="float" office:value="0.69" calcext:value-type="float">
            <text:p>0.69</text:p>
          </table:table-cell>
          <table:table-cell office:value-type="float" office:value="0.8" calcext:value-type="float">
            <text:p>0.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14</text:p>
          </table:table-cell>
          <table:table-cell table:formula="of:=([.B18]+[.H18]+[.N18]+[.T18]+[.Z18])/5" office:value-type="float" office:value="0.936" calcext:value-type="float">
            <text:p>0.936</text:p>
          </table:table-cell>
          <table:table-cell table:formula="of:=([.C18]+[.I18]+[.O18]+[.U18]+[.AA18])/5" office:value-type="float" office:value="0.928" calcext:value-type="float">
            <text:p>0.928</text:p>
          </table:table-cell>
          <table:table-cell table:formula="of:=([.D18]+[.J18]+[.P18]+[.V18]+[.AB18])/5" office:value-type="float" office:value="0.926" calcext:value-type="float">
            <text:p>0.92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1" calcext:value-type="float">
            <text:p>0.51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table:formula="of:=([.B19]+[.H19]+[.N19]+[.T19]+[.Z19])/5" office:value-type="float" office:value="0.488" calcext:value-type="float">
            <text:p>0.488</text:p>
          </table:table-cell>
          <table:table-cell table:formula="of:=([.C19]+[.I19]+[.O19]+[.U19]+[.AA19])/5" office:value-type="float" office:value="0.464" calcext:value-type="float">
            <text:p>0.464</text:p>
          </table:table-cell>
          <table:table-cell table:formula="of:=([.D19]+[.J19]+[.P19]+[.V19]+[.AB19])/5" office:value-type="float" office:value="0.472" calcext:value-type="float">
            <text:p>0.47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 office:value-type="float" office:value="0.26" calcext:value-type="float">
            <text:p>0.26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8" calcext:value-type="float">
            <text:p>0.58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table:formula="of:=([.B20]+[.H20]+[.N20]+[.T20]+[.Z20])/5" office:value-type="float" office:value="0.464" calcext:value-type="float">
            <text:p>0.464</text:p>
          </table:table-cell>
          <table:table-cell table:formula="of:=([.C20]+[.I20]+[.O20]+[.U20]+[.AA20])/5" office:value-type="float" office:value="0.464" calcext:value-type="float">
            <text:p>0.464</text:p>
          </table:table-cell>
          <table:table-cell table:formula="of:=([.D20]+[.J20]+[.P20]+[.V20]+[.AB20])/5" office:value-type="float" office:value="0.452" calcext:value-type="float">
            <text:p>0.45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8" calcext:value-type="float">
            <text:p>0.78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table:formula="of:=([.B21]+[.H21]+[.N21]+[.T21]+[.Z21])/5" office:value-type="float" office:value="0.666" calcext:value-type="float">
            <text:p>0.666</text:p>
          </table:table-cell>
          <table:table-cell table:formula="of:=([.C21]+[.I21]+[.O21]+[.U21]+[.AA21])/5" office:value-type="float" office:value="0.626" calcext:value-type="float">
            <text:p>0.626</text:p>
          </table:table-cell>
          <table:table-cell table:formula="of:=([.D21]+[.J21]+[.P21]+[.V21]+[.AB21])/5" office:value-type="float" office:value="0.642" calcext:value-type="float">
            <text:p>0.64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office:value-type="float" office:value="0.5" calcext:value-type="float">
            <text:p>0.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9" calcext:value-type="float">
            <text:p>0.79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7" calcext:value-type="float">
            <text:p>0.77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table:formula="of:=([.B22]+[.H22]+[.N22]+[.T22]+[.Z22])/5" office:value-type="float" office:value="0.674" calcext:value-type="float">
            <text:p>0.674</text:p>
          </table:table-cell>
          <table:table-cell table:formula="of:=([.C22]+[.I22]+[.O22]+[.U22]+[.AA22])/5" office:value-type="float" office:value="0.624" calcext:value-type="float">
            <text:p>0.624</text:p>
          </table:table-cell>
          <table:table-cell table:formula="of:=([.D22]+[.J22]+[.P22]+[.V22]+[.AB22])/5" office:value-type="float" office:value="0.632" calcext:value-type="float">
            <text:p>0.63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7" calcext:value-type="float">
            <text:p>0.7</text:p>
          </table:table-cell>
          <table:table-cell office:value-type="float" office:value="0.51" calcext:value-type="float">
            <text:p>0.51</text:p>
          </table:table-cell>
          <table:table-cell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8" calcext:value-type="float">
            <text:p>0.68</text:p>
          </table:table-cell>
          <table:table-cell office:value-type="float" office:value="0.55" calcext:value-type="float">
            <text:p>0.55</text:p>
          </table:table-cell>
          <table:table-cell office:value-type="float" office:value="0.61" calcext:value-type="float">
            <text:p>0.61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1" calcext:value-type="float">
            <text:p>0.61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6" calcext:value-type="float">
            <text:p>0.6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19</text:p>
          </table:table-cell>
          <table:table-cell table:formula="of:=([.B23]+[.H23]+[.N23]+[.T23]+[.Z23])/5" office:value-type="float" office:value="0.62" calcext:value-type="float">
            <text:p>0.62</text:p>
          </table:table-cell>
          <table:table-cell table:formula="of:=([.C23]+[.I23]+[.O23]+[.U23]+[.AA23])/5" office:value-type="float" office:value="0.584" calcext:value-type="float">
            <text:p>0.584</text:p>
          </table:table-cell>
          <table:table-cell table:formula="of:=([.D23]+[.J23]+[.P23]+[.V23]+[.AB23])/5" office:value-type="float" office:value="0.596" calcext:value-type="float">
            <text:p>0.59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98" calcext:value-type="float">
            <text:p>0.98</text:p>
          </table:table-cell>
          <table:table-cell office:value-type="float" office:value="0.66" calcext:value-type="float">
            <text:p>0.66</text:p>
          </table:table-cell>
          <table:table-cell office:value-type="float" office:value="0.79" calcext:value-type="float">
            <text:p>0.79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93" calcext:value-type="float">
            <text:p>0.93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20</text:p>
          </table:table-cell>
          <table:table-cell table:formula="of:=([.B24]+[.H24]+[.N24]+[.T24]+[.Z24])/5" office:value-type="float" office:value="0.952" calcext:value-type="float">
            <text:p>0.952</text:p>
          </table:table-cell>
          <table:table-cell table:formula="of:=([.C24]+[.I24]+[.O24]+[.U24]+[.AA24])/5" office:value-type="float" office:value="0.924" calcext:value-type="float">
            <text:p>0.924</text:p>
          </table:table-cell>
          <table:table-cell table:formula="of:=([.D24]+[.J24]+[.P24]+[.V24]+[.AB24])/5" office:value-type="float" office:value="0.934" calcext:value-type="float">
            <text:p>0.93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49" calcext:value-type="float">
            <text:p>0.49</text:p>
          </table:table-cell>
          <table:table-cell office:value-type="float" office:value="0.78" calcext:value-type="float">
            <text:p>0.78</text:p>
          </table:table-cell>
          <table:table-cell office:value-type="float" office:value="0.6" calcext:value-type="float">
            <text:p>0.6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number-columns-repeated="3" office:value-type="float" office:value="0.74" calcext:value-type="float">
            <text:p>0.74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79" calcext:value-type="float">
            <text:p>0.79</text:p>
          </table:table-cell>
          <table:table-cell office:value-type="float" office:value="0.76" calcext:value-type="float">
            <text:p>0.76</text:p>
          </table:table-cell>
          <table:table-cell office:value-type="float" office:value="0.78" calcext:value-type="float">
            <text:p>0.78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79" calcext:value-type="float">
            <text:p>0.79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formula="of:=([.B25]+[.H25]+[.N25]+[.T25]+[.Z25])/5" office:value-type="float" office:value="0.722" calcext:value-type="float">
            <text:p>0.722</text:p>
          </table:table-cell>
          <table:table-cell table:formula="of:=([.C25]+[.I25]+[.O25]+[.U25]+[.AA25])/5" office:value-type="float" office:value="0.752" calcext:value-type="float">
            <text:p>0.752</text:p>
          </table:table-cell>
          <table:table-cell table:formula="of:=([.D25]+[.J25]+[.P25]+[.V25]+[.AB25])/5" office:value-type="float" office:value="0.73" calcext:value-type="float">
            <text:p>0.73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0.63" calcext:value-type="float">
            <text:p>0.63</text:p>
          </table:table-cell>
          <table:table-cell office:value-type="float" office:value="0.71" calcext:value-type="float">
            <text:p>0.71</text:p>
          </table:table-cell>
          <table:table-cell office:value-type="float" office:value="0.66" calcext:value-type="float">
            <text:p>0.66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table:formula="of:=([.B26]+[.H26]+[.N26]+[.T26]+[.Z26])/5" office:value-type="float" office:value="0.71" calcext:value-type="float">
            <text:p>0.71</text:p>
          </table:table-cell>
          <table:table-cell table:formula="of:=([.C26]+[.I26]+[.O26]+[.U26]+[.AA26])/5" office:value-type="float" office:value="0.71" calcext:value-type="float">
            <text:p>0.71</text:p>
          </table:table-cell>
          <table:table-cell table:formula="of:=([.D26]+[.J26]+[.P26]+[.V26]+[.AB26])/5" office:value-type="float" office:value="0.71" calcext:value-type="float">
            <text:p>0.71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3" calcext:value-type="float">
            <text:p>0.83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2" calcext:value-type="float">
            <text:p>0.82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79" calcext:value-type="float">
            <text:p>0.79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([.D28]+[.J28]+[.P28]+[.V28]+[.AB28])/5" office:value-type="float" office:value="0.788" calcext:value-type="float">
            <text:p>0.788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macro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macro</text:p>
          </table:table-cell>
          <table:table-cell table:formula="of:=([.B29]+[.H29]+[.N29]+[.T29]+[.Z29])/5" office:value-type="float" office:value="0.754" calcext:value-type="float">
            <text:p>0.754</text:p>
          </table:table-cell>
          <table:table-cell table:formula="of:=([.C29]+[.I29]+[.O29]+[.U29]+[.AA29])/5" office:value-type="float" office:value="0.732" calcext:value-type="float">
            <text:p>0.732</text:p>
          </table:table-cell>
          <table:table-cell table:formula="of:=([.D29]+[.J29]+[.P29]+[.V29]+[.AB29])/5" office:value-type="float" office:value="0.736" calcext:value-type="float">
            <text:p>0.736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23584" calcext:value-type="float">
            <text:p>23584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23583" calcext:value-type="float">
            <text:p>23583</text:p>
          </table:table-cell>
          <table:table-cell/>
          <table:table-cell office:value-type="string" calcext:value-type="string">
            <text:p>weighted</text:p>
          </table:table-cell>
          <table:table-cell table:formula="of:=([.B30]+[.H30]+[.N30]+[.T30]+[.Z30])/5" office:value-type="float" office:value="0.804" calcext:value-type="float">
            <text:p>0.804</text:p>
          </table:table-cell>
          <table:table-cell table:formula="of:=([.C30]+[.I30]+[.O30]+[.U30]+[.AA30])/5" office:value-type="float" office:value="0.788" calcext:value-type="float">
            <text:p>0.788</text:p>
          </table:table-cell>
          <table:table-cell table:formula="of:=([.D30]+[.J30]+[.P30]+[.V30]+[.AB30])/5" office:value-type="float" office:value="0.79" calcext:value-type="float">
            <text:p>0.79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 table:number-rows-repeated="3">
          <table:table-cell table:number-columns-repeated="35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-fold</text:p>
          </table:table-cell>
          <table:table-cell table:number-columns-repeated="5"/>
          <table:table-cell office:value-type="string" calcext:value-type="string">
            <text:p>2-fold</text:p>
          </table:table-cell>
          <table:table-cell table:number-columns-repeated="5"/>
          <table:table-cell office:value-type="string" calcext:value-type="string">
            <text:p>3-fold</text:p>
          </table:table-cell>
          <table:table-cell table:number-columns-repeated="5"/>
          <table:table-cell office:value-type="string" calcext:value-type="string">
            <text:p>4-fold</text:p>
          </table:table-cell>
          <table:table-cell table:number-columns-repeated="5"/>
          <table:table-cell office:value-type="string" calcext:value-type="string">
            <text:p>5-fold</text:p>
          </table:table-cell>
          <table:table-cell table:number-columns-repeated="5"/>
          <table:table-cell office:value-type="string" calcext:value-type="string">
            <text:p>Promed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74" calcext:value-type="float">
            <text:p>0.74</text:p>
          </table:table-cell>
          <table:table-cell office:value-type="float" office:value="0.7" calcext:value-type="float">
            <text:p>0.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0</text:p>
          </table:table-cell>
          <table:table-cell table:formula="of:=([.B37]+[.H37]+[.N37]+[.T37]+[.Z37])/5" office:value-type="float" office:value="0.7" calcext:value-type="float">
            <text:p>0.7</text:p>
          </table:table-cell>
          <table:table-cell table:formula="of:=([.C37]+[.I37]+[.O37]+[.U37]+[.AA37])/5" office:value-type="float" office:value="0.7" calcext:value-type="float">
            <text:p>0.7</text:p>
          </table:table-cell>
          <table:table-cell table:formula="of:=([.D37]+[.J37]+[.P37]+[.V37]+[.AB37])/5" office:value-type="float" office:value="0.698" calcext:value-type="float">
            <text:p>0.698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1776" calcext:value-type="float">
            <text:p>1776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1</text:p>
          </table:table-cell>
          <table:table-cell table:formula="of:=([.B38]+[.H38]+[.N38]+[.T38]+[.Z38])/5" office:value-type="float" office:value="0.694" calcext:value-type="float">
            <text:p>0.694</text:p>
          </table:table-cell>
          <table:table-cell table:formula="of:=([.C38]+[.I38]+[.O38]+[.U38]+[.AA38])/5" office:value-type="float" office:value="0.704" calcext:value-type="float">
            <text:p>0.704</text:p>
          </table:table-cell>
          <table:table-cell table:formula="of:=([.D38]+[.J38]+[.P38]+[.V38]+[.AB38])/5" office:value-type="float" office:value="0.698" calcext:value-type="float">
            <text:p>0.698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0.62" calcext:value-type="float">
            <text:p>0.62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47" calcext:value-type="float">
            <text:p>0.47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71" calcext:value-type="float">
            <text:p>0.71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0.34" calcext:value-type="float">
            <text:p>0.34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</text:p>
          </table:table-cell>
          <table:table-cell table:formula="of:=([.B39]+[.H39]+[.N39]+[.T39]+[.Z39])/5" office:value-type="float" office:value="0.512" calcext:value-type="float">
            <text:p>0.512</text:p>
          </table:table-cell>
          <table:table-cell table:formula="of:=([.C39]+[.I39]+[.O39]+[.U39]+[.AA39])/5" office:value-type="float" office:value="0.326" calcext:value-type="float">
            <text:p>0.326</text:p>
          </table:table-cell>
          <table:table-cell table:formula="of:=([.D39]+[.J39]+[.P39]+[.V39]+[.AB39])/5" office:value-type="float" office:value="0.384" calcext:value-type="float">
            <text:p>0.38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3</text:p>
          </table:table-cell>
          <table:table-cell table:formula="of:=([.B40]+[.H40]+[.N40]+[.T40]+[.Z40])/5" office:value-type="float" office:value="0.264" calcext:value-type="float">
            <text:p>0.264</text:p>
          </table:table-cell>
          <table:table-cell table:formula="of:=([.C40]+[.I40]+[.O40]+[.U40]+[.AA40])/5" office:value-type="float" office:value="0.244" calcext:value-type="float">
            <text:p>0.244</text:p>
          </table:table-cell>
          <table:table-cell table:formula="of:=([.D40]+[.J40]+[.P40]+[.V40]+[.AB40])/5" office:value-type="float" office:value="0.25" calcext:value-type="float">
            <text:p>0.2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57" calcext:value-type="float">
            <text:p>0.57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62" calcext:value-type="float">
            <text:p>0.62</text:p>
          </table:table-cell>
          <table:table-cell office:value-type="float" office:value="0.58" calcext:value-type="float">
            <text:p>0.5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table:number-columns-repeated="3" office:value-type="float" office:value="0.58" calcext:value-type="float">
            <text:p>0.5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</text:p>
          </table:table-cell>
          <table:table-cell table:formula="of:=([.B41]+[.H41]+[.N41]+[.T41]+[.Z41])/5" office:value-type="float" office:value="0.55" calcext:value-type="float">
            <text:p>0.55</text:p>
          </table:table-cell>
          <table:table-cell table:formula="of:=([.C41]+[.I41]+[.O41]+[.U41]+[.AA41])/5" office:value-type="float" office:value="0.612" calcext:value-type="float">
            <text:p>0.612</text:p>
          </table:table-cell>
          <table:table-cell table:formula="of:=([.D41]+[.J41]+[.P41]+[.V41]+[.AB41])/5" office:value-type="float" office:value="0.578" calcext:value-type="float">
            <text:p>0.578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71" calcext:value-type="float">
            <text:p>0.71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5</text:p>
          </table:table-cell>
          <table:table-cell table:formula="of:=([.B42]+[.H42]+[.N42]+[.T42]+[.Z42])/5" office:value-type="float" office:value="0.67" calcext:value-type="float">
            <text:p>0.67</text:p>
          </table:table-cell>
          <table:table-cell table:formula="of:=([.C42]+[.I42]+[.O42]+[.U42]+[.AA42])/5" office:value-type="float" office:value="0.62" calcext:value-type="float">
            <text:p>0.62</text:p>
          </table:table-cell>
          <table:table-cell table:formula="of:=([.D42]+[.J42]+[.P42]+[.V42]+[.AB42])/5" office:value-type="float" office:value="0.642" calcext:value-type="float">
            <text:p>0.642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0.73" calcext:value-type="float">
            <text:p>0.73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71" calcext:value-type="float">
            <text:p>0.71</text:p>
          </table:table-cell>
          <table:table-cell office:value-type="float" office:value="0.62" calcext:value-type="float">
            <text:p>0.62</text:p>
          </table:table-cell>
          <table:table-cell office:value-type="float" office:value="0.66" calcext:value-type="float">
            <text:p>0.6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62" calcext:value-type="float">
            <text:p>0.62</text:p>
          </table:table-cell>
          <table:table-cell office:value-type="float" office:value="0.72" calcext:value-type="float">
            <text:p>0.72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6</text:p>
          </table:table-cell>
          <table:table-cell table:formula="of:=([.B43]+[.H43]+[.N43]+[.T43]+[.Z43])/5" office:value-type="float" office:value="0.738" calcext:value-type="float">
            <text:p>0.738</text:p>
          </table:table-cell>
          <table:table-cell table:formula="of:=([.C43]+[.I43]+[.O43]+[.U43]+[.AA43])/5" office:value-type="float" office:value="0.674" calcext:value-type="float">
            <text:p>0.674</text:p>
          </table:table-cell>
          <table:table-cell table:formula="of:=([.D43]+[.J43]+[.P43]+[.V43]+[.AB43])/5" office:value-type="float" office:value="0.7" calcext:value-type="float">
            <text:p>0.7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52" calcext:value-type="float">
            <text:p>0.52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61" calcext:value-type="float">
            <text:p>0.61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7</text:p>
          </table:table-cell>
          <table:table-cell table:formula="of:=([.B44]+[.H44]+[.N44]+[.T44]+[.Z44])/5" office:value-type="float" office:value="0.514" calcext:value-type="float">
            <text:p>0.514</text:p>
          </table:table-cell>
          <table:table-cell table:formula="of:=([.C44]+[.I44]+[.O44]+[.U44]+[.AA44])/5" office:value-type="float" office:value="0.452" calcext:value-type="float">
            <text:p>0.452</text:p>
          </table:table-cell>
          <table:table-cell table:formula="of:=([.D44]+[.J44]+[.P44]+[.V44]+[.AB44])/5" office:value-type="float" office:value="0.48" calcext:value-type="float">
            <text:p>0.4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0.69" calcext:value-type="float">
            <text:p>0.69</text:p>
          </table:table-cell>
          <table:table-cell office:value-type="float" office:value="0.53" calcext:value-type="float">
            <text:p>0.53</text:p>
          </table:table-cell>
          <table:table-cell office:value-type="float" office:value="0.6" calcext:value-type="float">
            <text:p>0.6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68" calcext:value-type="float">
            <text:p>0.68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office:value-type="float" office:value="0.56" calcext:value-type="float">
            <text:p>0.56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71" calcext:value-type="float">
            <text:p>0.71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8</text:p>
          </table:table-cell>
          <table:table-cell table:formula="of:=([.B45]+[.H45]+[.N45]+[.T45]+[.Z45])/5" office:value-type="float" office:value="0.638" calcext:value-type="float">
            <text:p>0.638</text:p>
          </table:table-cell>
          <table:table-cell table:formula="of:=([.C45]+[.I45]+[.O45]+[.U45]+[.AA45])/5" office:value-type="float" office:value="0.558" calcext:value-type="float">
            <text:p>0.558</text:p>
          </table:table-cell>
          <table:table-cell table:formula="of:=([.D45]+[.J45]+[.P45]+[.V45]+[.AB45])/5" office:value-type="float" office:value="0.59" calcext:value-type="float">
            <text:p>0.59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0.29" calcext:value-type="float">
            <text:p>0.29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table:number-columns-repeated="3" office:value-type="float" office:value="0.11" calcext:value-type="float">
            <text:p>0.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0.37" calcext:value-type="float">
            <text:p>0.37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9</text:p>
          </table:table-cell>
          <table:table-cell table:formula="of:=([.B46]+[.H46]+[.N46]+[.T46]+[.Z46])/5" office:value-type="float" office:value="0.252" calcext:value-type="float">
            <text:p>0.252</text:p>
          </table:table-cell>
          <table:table-cell table:formula="of:=([.C46]+[.I46]+[.O46]+[.U46]+[.AA46])/5" office:value-type="float" office:value="0.196" calcext:value-type="float">
            <text:p>0.196</text:p>
          </table:table-cell>
          <table:table-cell table:formula="of:=([.D46]+[.J46]+[.P46]+[.V46]+[.AB46])/5" office:value-type="float" office:value="0.22" calcext:value-type="float">
            <text:p>0.2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10</text:p>
          </table:table-cell>
          <table:table-cell table:formula="of:=([.B47]+[.H47]+[.N47]+[.T47]+[.Z47])/5" office:value-type="float" office:value="0.354" calcext:value-type="float">
            <text:p>0.354</text:p>
          </table:table-cell>
          <table:table-cell table:formula="of:=([.C47]+[.I47]+[.O47]+[.U47]+[.AA47])/5" office:value-type="float" office:value="0.368" calcext:value-type="float">
            <text:p>0.368</text:p>
          </table:table-cell>
          <table:table-cell table:formula="of:=([.D47]+[.J47]+[.P47]+[.V47]+[.AB47])/5" office:value-type="float" office:value="0.36" calcext:value-type="float">
            <text:p>0.36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float" office:value="0.61" calcext:value-type="float">
            <text:p>0.6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office:value-type="float" office:value="0.67" calcext:value-type="float">
            <text:p>0.6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11</text:p>
          </table:table-cell>
          <table:table-cell table:formula="of:=([.B48]+[.H48]+[.N48]+[.T48]+[.Z48])/5" office:value-type="float" office:value="0.72" calcext:value-type="float">
            <text:p>0.72</text:p>
          </table:table-cell>
          <table:table-cell table:formula="of:=([.C48]+[.I48]+[.O48]+[.U48]+[.AA48])/5" office:value-type="float" office:value="0.636" calcext:value-type="float">
            <text:p>0.636</text:p>
          </table:table-cell>
          <table:table-cell table:formula="of:=([.D48]+[.J48]+[.P48]+[.V48]+[.AB48])/5" office:value-type="float" office:value="0.672" calcext:value-type="float">
            <text:p>0.672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63" calcext:value-type="float">
            <text:p>0.63</text:p>
          </table:table-cell>
          <table:table-cell office:value-type="float" office:value="0.66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8" calcext:value-type="float">
            <text:p>0.68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float" office:value="0.63" calcext:value-type="float">
            <text:p>0.63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12</text:p>
          </table:table-cell>
          <table:table-cell table:formula="of:=([.B49]+[.H49]+[.N49]+[.T49]+[.Z49])/5" office:value-type="float" office:value="0.624" calcext:value-type="float">
            <text:p>0.624</text:p>
          </table:table-cell>
          <table:table-cell table:formula="of:=([.C49]+[.I49]+[.O49]+[.U49]+[.AA49])/5" office:value-type="float" office:value="0.592" calcext:value-type="float">
            <text:p>0.592</text:p>
          </table:table-cell>
          <table:table-cell table:formula="of:=([.D49]+[.J49]+[.P49]+[.V49]+[.AB49])/5" office:value-type="float" office:value="0.606" calcext:value-type="float">
            <text:p>0.60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0.56" calcext:value-type="float">
            <text:p>0.56</text:p>
          </table:table-cell>
          <table:table-cell office:value-type="float" office:value="0.62" calcext:value-type="float">
            <text:p>0.62</text:p>
          </table:table-cell>
          <table:table-cell office:value-type="float" office:value="0.59" calcext:value-type="float">
            <text:p>0.5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13</text:p>
          </table:table-cell>
          <table:table-cell table:formula="of:=([.B50]+[.H50]+[.N50]+[.T50]+[.Z50])/5" office:value-type="float" office:value="0.56" calcext:value-type="float">
            <text:p>0.56</text:p>
          </table:table-cell>
          <table:table-cell table:formula="of:=([.C50]+[.I50]+[.O50]+[.U50]+[.AA50])/5" office:value-type="float" office:value="0.566" calcext:value-type="float">
            <text:p>0.566</text:p>
          </table:table-cell>
          <table:table-cell table:formula="of:=([.D50]+[.J50]+[.P50]+[.V50]+[.AB50])/5" office:value-type="float" office:value="0.56" calcext:value-type="float">
            <text:p>0.5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46" calcext:value-type="float">
            <text:p>0.4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57" calcext:value-type="float">
            <text:p>0.57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67" calcext:value-type="float">
            <text:p>0.67</text:p>
          </table:table-cell>
          <table:table-cell office:value-type="float" office:value="0.46" calcext:value-type="float">
            <text:p>0.4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4</text:p>
          </table:table-cell>
          <table:table-cell table:formula="of:=([.B51]+[.H51]+[.N51]+[.T51]+[.Z51])/5" office:value-type="float" office:value="0.594" calcext:value-type="float">
            <text:p>0.594</text:p>
          </table:table-cell>
          <table:table-cell table:formula="of:=([.C51]+[.I51]+[.O51]+[.U51]+[.AA51])/5" office:value-type="float" office:value="0.428" calcext:value-type="float">
            <text:p>0.428</text:p>
          </table:table-cell>
          <table:table-cell table:formula="of:=([.D51]+[.J51]+[.P51]+[.V51]+[.AB51])/5" office:value-type="float" office:value="0.466" calcext:value-type="float">
            <text:p>0.46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51" calcext:value-type="float">
            <text:p>0.51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15</text:p>
          </table:table-cell>
          <table:table-cell table:formula="of:=([.B52]+[.H52]+[.N52]+[.T52]+[.Z52])/5" office:value-type="float" office:value="0.488" calcext:value-type="float">
            <text:p>0.488</text:p>
          </table:table-cell>
          <table:table-cell table:formula="of:=([.C52]+[.I52]+[.O52]+[.U52]+[.AA52])/5" office:value-type="float" office:value="0.474" calcext:value-type="float">
            <text:p>0.474</text:p>
          </table:table-cell>
          <table:table-cell table:formula="of:=([.D52]+[.J52]+[.P52]+[.V52]+[.AB52])/5" office:value-type="float" office:value="0.478" calcext:value-type="float">
            <text:p>0.478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49" calcext:value-type="float">
            <text:p>0.49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47" calcext:value-type="float">
            <text:p>0.47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44" calcext:value-type="float">
            <text:p>0.44</text:p>
          </table:table-cell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0.6" calcext:value-type="float">
            <text:p>0.6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16</text:p>
          </table:table-cell>
          <table:table-cell table:formula="of:=([.B53]+[.H53]+[.N53]+[.T53]+[.Z53])/5" office:value-type="float" office:value="0.496" calcext:value-type="float">
            <text:p>0.496</text:p>
          </table:table-cell>
          <table:table-cell table:formula="of:=([.C53]+[.I53]+[.O53]+[.U53]+[.AA53])/5" office:value-type="float" office:value="0.47" calcext:value-type="float">
            <text:p>0.47</text:p>
          </table:table-cell>
          <table:table-cell table:formula="of:=([.D53]+[.J53]+[.P53]+[.V53]+[.AB53])/5" office:value-type="float" office:value="0.48" calcext:value-type="float">
            <text:p>0.4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float" office:value="0.74" calcext:value-type="float">
            <text:p>0.74</text:p>
          </table:table-cell>
          <table:table-cell office:value-type="float" office:value="0.61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6" calcext:value-type="float">
            <text:p>0.66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0.69" calcext:value-type="float">
            <text:p>0.69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0.66" calcext:value-type="float">
            <text:p>0.66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17</text:p>
          </table:table-cell>
          <table:table-cell table:formula="of:=([.B54]+[.H54]+[.N54]+[.T54]+[.Z54])/5" office:value-type="float" office:value="0.682" calcext:value-type="float">
            <text:p>0.682</text:p>
          </table:table-cell>
          <table:table-cell table:formula="of:=([.C54]+[.I54]+[.O54]+[.U54]+[.AA54])/5" office:value-type="float" office:value="0.638" calcext:value-type="float">
            <text:p>0.638</text:p>
          </table:table-cell>
          <table:table-cell table:formula="of:=([.D54]+[.J54]+[.P54]+[.V54]+[.AB54])/5" office:value-type="float" office:value="0.658" calcext:value-type="float">
            <text:p>0.658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78" calcext:value-type="float">
            <text:p>0.78</text:p>
          </table:table-cell>
          <table:table-cell office:value-type="float" office:value="0.63" calcext:value-type="float">
            <text:p>0.63</text:p>
          </table:table-cell>
          <table:table-cell office:value-type="float" office:value="0.7" calcext:value-type="float">
            <text:p>0.7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0.69" calcext:value-type="float">
            <text:p>0.69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18</text:p>
          </table:table-cell>
          <table:table-cell table:formula="of:=([.B55]+[.H55]+[.N55]+[.T55]+[.Z55])/5" office:value-type="float" office:value="0.71" calcext:value-type="float">
            <text:p>0.71</text:p>
          </table:table-cell>
          <table:table-cell table:formula="of:=([.C55]+[.I55]+[.O55]+[.U55]+[.AA55])/5" office:value-type="float" office:value="0.632" calcext:value-type="float">
            <text:p>0.632</text:p>
          </table:table-cell>
          <table:table-cell table:formula="of:=([.D55]+[.J55]+[.P55]+[.V55]+[.AB55])/5" office:value-type="float" office:value="0.67" calcext:value-type="float">
            <text:p>0.6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57" calcext:value-type="float">
            <text:p>0.57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58" calcext:value-type="float">
            <text:p>0.58</text:p>
          </table:table-cell>
          <table:table-cell office:value-type="float" office:value="0.69" calcext:value-type="float">
            <text:p>0.69</text:p>
          </table:table-cell>
          <table:table-cell office:value-type="float" office:value="0.63" calcext:value-type="float">
            <text:p>0.6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9</text:p>
          </table:table-cell>
          <table:table-cell table:formula="of:=([.B56]+[.H56]+[.N56]+[.T56]+[.Z56])/5" office:value-type="float" office:value="0.578" calcext:value-type="float">
            <text:p>0.578</text:p>
          </table:table-cell>
          <table:table-cell table:formula="of:=([.C56]+[.I56]+[.O56]+[.U56]+[.AA56])/5" office:value-type="float" office:value="0.588" calcext:value-type="float">
            <text:p>0.588</text:p>
          </table:table-cell>
          <table:table-cell table:formula="of:=([.D56]+[.J56]+[.P56]+[.V56]+[.AB56])/5" office:value-type="float" office:value="0.582" calcext:value-type="float">
            <text:p>0.58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float" office:value="0.56" calcext:value-type="float">
            <text:p>0.56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47" calcext:value-type="float">
            <text:p>0.47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56" calcext:value-type="float">
            <text:p>0.56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20</text:p>
          </table:table-cell>
          <table:table-cell table:formula="of:=([.B57]+[.H57]+[.N57]+[.T57]+[.Z57])/5" office:value-type="float" office:value="0.482" calcext:value-type="float">
            <text:p>0.482</text:p>
          </table:table-cell>
          <table:table-cell table:formula="of:=([.C57]+[.I57]+[.O57]+[.U57]+[.AA57])/5" office:value-type="float" office:value="0.38" calcext:value-type="float">
            <text:p>0.38</text:p>
          </table:table-cell>
          <table:table-cell table:formula="of:=([.D57]+[.J57]+[.P57]+[.V57]+[.AB57])/5" office:value-type="float" office:value="0.42" calcext:value-type="float">
            <text:p>0.42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number-columns-repeated="3" office:value-type="float" office:value="0.77" calcext:value-type="float">
            <text:p>0.77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1</text:p>
          </table:table-cell>
          <table:table-cell table:formula="of:=([.B58]+[.H58]+[.N58]+[.T58]+[.Z58])/5" office:value-type="float" office:value="0.77" calcext:value-type="float">
            <text:p>0.77</text:p>
          </table:table-cell>
          <table:table-cell table:formula="of:=([.C58]+[.I58]+[.O58]+[.U58]+[.AA58])/5" office:value-type="float" office:value="0.768" calcext:value-type="float">
            <text:p>0.768</text:p>
          </table:table-cell>
          <table:table-cell table:formula="of:=([.D58]+[.J58]+[.P58]+[.V58]+[.AB58])/5" office:value-type="float" office:value="0.768" calcext:value-type="float">
            <text:p>0.768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0.72" calcext:value-type="float">
            <text:p>0.72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0.69" calcext:value-type="float">
            <text:p>0.69</text:p>
          </table:table-cell>
          <table:table-cell office:value-type="float" office:value="0.74" calcext:value-type="float">
            <text:p>0.74</text:p>
          </table:table-cell>
          <table:table-cell office:value-type="float" office:value="0.71" calcext:value-type="float">
            <text:p>0.71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22</text:p>
          </table:table-cell>
          <table:table-cell table:formula="of:=([.B59]+[.H59]+[.N59]+[.T59]+[.Z59])/5" office:value-type="float" office:value="0.688" calcext:value-type="float">
            <text:p>0.688</text:p>
          </table:table-cell>
          <table:table-cell table:formula="of:=([.C59]+[.I59]+[.O59]+[.U59]+[.AA59])/5" office:value-type="float" office:value="0.742" calcext:value-type="float">
            <text:p>0.742</text:p>
          </table:table-cell>
          <table:table-cell table:formula="of:=([.D59]+[.J59]+[.P59]+[.V59]+[.AB59])/5" office:value-type="float" office:value="0.712" calcext:value-type="float">
            <text:p>0.712</text:p>
          </table:table-cell>
          <table:table-cell office:value-type="float" office:value="2744" calcext:value-type="float">
            <text:p>2744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4" calcext:value-type="float">
            <text:p>0.64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([.D61]+[.J61]+[.P61]+[.V61]+[.AB61])/5" office:value-type="float" office:value="0.652" calcext:value-type="float">
            <text:p>0.652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macro</text:p>
          </table:table-cell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59" calcext:value-type="float">
            <text:p>0.59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macro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macro</text:p>
          </table:table-cell>
          <table:table-cell table:formula="of:=([.B62]+[.H62]+[.N62]+[.T62]+[.Z62])/5" office:value-type="float" office:value="0.578" calcext:value-type="float">
            <text:p>0.578</text:p>
          </table:table-cell>
          <table:table-cell table:formula="of:=([.C62]+[.I62]+[.O62]+[.U62]+[.AA62])/5" office:value-type="float" office:value="0.538" calcext:value-type="float">
            <text:p>0.538</text:p>
          </table:table-cell>
          <table:table-cell table:formula="of:=([.D62]+[.J62]+[.P62]+[.V62]+[.AB62])/5" office:value-type="float" office:value="0.55" calcext:value-type="float">
            <text:p>0.55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table:number-columns-repeated="3" office:value-type="float" office:value="0.66" calcext:value-type="float">
            <text:p>0.6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66" calcext:value-type="float">
            <text:p>0.66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64" calcext:value-type="float">
            <text:p>0.64</text:p>
          </table:table-cell>
          <table:table-cell office:value-type="float" office:value="12049" calcext:value-type="float">
            <text:p>12049</text:p>
          </table:table-cell>
          <table:table-cell/>
          <table:table-cell office:value-type="string" calcext:value-type="string">
            <text:p>weighted</text:p>
          </table:table-cell>
          <table:table-cell table:number-columns-repeated="3" office:value-type="float" office:value="0.66" calcext:value-type="float">
            <text:p>0.66</text:p>
          </table:table-cell>
          <table:table-cell office:value-type="float" office:value="12048" calcext:value-type="float">
            <text:p>12048</text:p>
          </table:table-cell>
          <table:table-cell/>
          <table:table-cell office:value-type="string" calcext:value-type="string">
            <text:p>weighted</text:p>
          </table:table-cell>
          <table:table-cell table:formula="of:=([.B63]+[.H63]+[.N63]+[.T63]+[.Z63])/5" office:value-type="float" office:value="0.652" calcext:value-type="float">
            <text:p>0.652</text:p>
          </table:table-cell>
          <table:table-cell table:formula="of:=([.C63]+[.I63]+[.O63]+[.U63]+[.AA63])/5" office:value-type="float" office:value="0.652" calcext:value-type="float">
            <text:p>0.652</text:p>
          </table:table-cell>
          <table:table-cell table:formula="of:=([.D63]+[.J63]+[.P63]+[.V63]+[.AB63])/5" office:value-type="float" office:value="0.652" calcext:value-type="float">
            <text:p>0.652</text:p>
          </table:table-cell>
          <table:table-cell office:value-type="float" office:value="23583" calcext:value-type="float">
            <text:p>23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16P2" style:volatile="true">
      <number:text> </number:text>
      <number:currency-symbol/>
      <loext:fill-character> </loext:fill-character>
      <number:text>-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8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8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0:22:35.050454640</meta:creation-date>
    <meta:generator>LibreOffice/6.4.7.2$Linux_X86_64 LibreOffice_project/40$Build-2</meta:generator>
    <dc:date>2021-04-25T20:46:45.976082742</dc:date>
    <meta:editing-duration>PT24M5S</meta:editing-duration>
    <meta:editing-cycles>11</meta:editing-cycles>
    <meta:document-statistic meta:table-count="2" meta:cell-count="3220" meta:object-count="0"/>
  </office:meta>
</office:document-meta>
</file>